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/>
    <style:font-face style:name="12" svg:font-family="12"/>
    <style:font-face style:name="Calibri1" svg:font-family="Calibri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="1pt solid #000000"/>
    </style:style>
    <style:style style:name="Tabela3.B3" style:family="table-cell">
      <style:table-cell-properties style:vertical-align="top" fo:padding="0.097cm" fo:border="1pt solid #000000"/>
    </style:style>
    <style:style style:name="Tabela3.A4" style:family="table-cell">
      <style:table-cell-properties style:vertical-align="top" fo:padding="0.097cm" fo:border="1pt solid #000000"/>
    </style:style>
    <style:style style:name="Tabela3.B4" style:family="table-cell">
      <style:table-cell-properties style:vertical-align="top" fo:padding="0.097cm" fo:border="1pt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8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9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P1" style:family="paragraph" style:parent-style-name="Header">
      <style:text-properties officeooo:paragraph-rsid="0157ef97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12"/>
    </style:style>
    <style:style style:name="P7" style:family="paragraph" style:parent-style-name="Standard"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9" style:family="paragraph" style:parent-style-name="Standard">
      <style:text-properties style:font-name="12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font-name="12"/>
    </style:style>
    <style:style style:name="P11" style:family="paragraph" style:parent-style-name="Standard">
      <style:text-properties style:font-name="12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1505dfa" style:font-size-asian="12pt" style:font-size-complex="12pt"/>
    </style:style>
    <style:style style:name="P13" style:family="paragraph" style:parent-style-name="Standard">
      <style:text-properties fo:font-size="12pt" officeooo:paragraph-rsid="01505dfa" style:font-size-asian="12pt" style:font-size-complex="12pt"/>
    </style:style>
    <style:style style:name="P14" style:family="paragraph" style:parent-style-name="Standard">
      <style:text-properties fo:font-size="12pt" officeooo:rsid="01e27bde" officeooo:paragraph-rsid="01e27bd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20e5fb1" officeooo:paragraph-rsid="020e5fb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1f44ffb" officeooo:paragraph-rsid="0213ced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21b574d" officeooo:paragraph-rsid="021b574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21ecc10" officeooo:paragraph-rsid="021ecc1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22854e4" officeooo:paragraph-rsid="022854e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221ccf6" officeooo:paragraph-rsid="0221ccf6" fo:background-color="transparent" style:font-size-asian="12pt" style:font-size-complex="12pt"/>
    </style:style>
    <style:style style:name="P21" style:family="paragraph" style:parent-style-name="Standard">
      <style:text-properties fo:color="#000000" style:text-line-through-style="none" style:text-line-through-type="none" style:font-name="Arial" fo:font-size="12pt" fo:font-style="normal" style:text-underline-style="none" fo:font-weight="normal" officeooo:paragraph-rsid="01505d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officeooo:paragraph-rsid="01c018e6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27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dd3a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style:font-name="Arial" fo:font-size="12pt" officeooo:paragraph-rsid="004e780a" style:font-size-asian="12pt" style:font-size-complex="12pt"/>
    </style:style>
    <style:style style:name="P36" style:family="paragraph" style:parent-style-name="Standard">
      <style:paragraph-properties fo:margin-left="0cm" fo:margin-right="0cm" fo:margin-top="0.018cm" fo:margin-bottom="0.018cm" loext:contextual-spacing="false" fo:line-height="100%" fo:text-align="justify" style:justify-single-word="false" fo:text-indent="0cm" style:auto-text-indent="false"/>
      <style:text-properties fo:color="#000000" style:font-name="Arial" fo:font-size="12pt" fo:font-weight="bold" officeooo:rsid="004a5f06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39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0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1" style:font-size-complex="12pt" style:font-weight-complex="normal"/>
    </style:style>
    <style:style style:name="P4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4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048677f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5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51" style:family="paragraph" style:parent-style-name="Standard">
      <style:paragraph-properties fo:margin-left="0cm" fo:margin-right="0cm" fo:margin-top="0cm" fo:margin-bottom="0.282cm" loext:contextual-spacing="false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52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53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54" style:family="paragraph" style:parent-style-name="Text_20_body">
      <style:text-properties style:font-name="12"/>
    </style:style>
    <style:style style:name="P55" style:family="paragraph" style:parent-style-name="Table_20_Contents">
      <style:text-properties style:font-name="12"/>
    </style:style>
    <style:style style:name="P56" style:family="paragraph" style:parent-style-name="Table_20_Contents">
      <style:paragraph-properties fo:line-height="100%"/>
      <style:text-properties style:font-name="12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58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59" style:family="paragraph" style:parent-style-name="Table_20_Contents">
      <style:paragraph-properties fo:text-align="center" style:justify-single-word="false"/>
      <style:text-properties style:font-name="12"/>
    </style:style>
    <style:style style:name="P60" style:family="paragraph" style:parent-style-name="Standard">
      <style:paragraph-properties fo:line-height="115%" style:writing-mode="lr-tb"/>
      <style:text-properties style:font-name="Arial" officeooo:rsid="01d555ea" officeooo:paragraph-rsid="01d555ea"/>
    </style:style>
    <style:style style:name="P61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6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67" style:family="paragraph" style:parent-style-name="Titulo_20_1">
      <style:text-properties style:font-name="12"/>
    </style:style>
    <style:style style:name="P68" style:family="paragraph" style:parent-style-name="Table_20_Contents">
      <style:paragraph-properties fo:line-height="112%" fo:text-align="center" style:justify-single-word="false"/>
      <style:text-properties style:font-name="12" officeooo:rsid="02613dad" officeooo:paragraph-rsid="02613dad"/>
    </style:style>
    <style:style style:name="P69" style:family="paragraph" style:parent-style-name="Table_20_Contents">
      <style:paragraph-properties fo:line-height="100%"/>
      <style:text-properties style:font-name="12" officeooo:rsid="02613dad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12" officeooo:rsid="02613dad" officeooo:paragraph-rsid="02613dad"/>
    </style:style>
    <style:style style:name="P71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72" style:family="paragraph" style:parent-style-name="Standard">
      <style:paragraph-properties fo:text-align="justify" style:justify-single-word="false"/>
      <style:text-properties officeooo:paragraph-rsid="01e5272a"/>
    </style:style>
    <style:style style:name="P73" style:family="paragraph" style:parent-style-name="Standard">
      <style:text-properties fo:font-size="12pt" officeooo:paragraph-rsid="01c018e6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paragraph-rsid="0250d344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paragraph-rsid="025f750a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229f7d7" officeooo:paragraph-rsid="0229f7d7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e27bde" officeooo:paragraph-rsid="0229f7d7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e27bde" officeooo:paragraph-rsid="01e27bde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e27bde" officeooo:paragraph-rsid="020e5fb1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e27bde" officeooo:paragraph-rsid="0221ccf6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e27bde" officeooo:paragraph-rsid="024c44ee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fo:font-size="12pt" officeooo:rsid="01e38218" officeooo:paragraph-rsid="021b574d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e38218" officeooo:paragraph-rsid="01e38218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e38218" officeooo:paragraph-rsid="01e7f5f0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e38218" officeooo:paragraph-rsid="023fcb10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e38218" officeooo:paragraph-rsid="024c44ee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22854e4" officeooo:paragraph-rsid="01e38218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22854e4" officeooo:paragraph-rsid="022854e4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22066b4" officeooo:paragraph-rsid="02208cb4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f44ffb" officeooo:paragraph-rsid="0218ec9a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2473234" officeooo:paragraph-rsid="02473234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24d5bdf" officeooo:paragraph-rsid="01e38218" fo:background-color="#ffff00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24d5bdf" officeooo:paragraph-rsid="024d5bdf" fo:background-color="#ffff00" style:font-size-asian="12pt" style:font-size-complex="12pt"/>
    </style:style>
    <style:style style:name="P95" style:family="paragraph" style:parent-style-name="Standard">
      <style:paragraph-properties fo:text-align="justify" style:justify-single-word="false"/>
      <style:text-properties fo:font-size="12pt" officeooo:rsid="024fe6eb" officeooo:paragraph-rsid="024fe6eb" fo:background-color="transparent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221ccf6" officeooo:paragraph-rsid="02632005" fo:background-color="transparent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e5272a" officeooo:paragraph-rsid="01e5272a" fo:background-color="transparent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2pt" officeooo:rsid="02035f3f" officeooo:paragraph-rsid="02035f3f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2pt" officeooo:rsid="02035f3f" officeooo:paragraph-rsid="01f7e044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style:font-name="Arial" fo:font-size="12pt" officeooo:rsid="01fbfdf8" officeooo:paragraph-rsid="02035f3f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style:font-name="Arial" fo:font-size="12pt" officeooo:rsid="01fbfdf8" officeooo:paragraph-rsid="01fbfdf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Arial" fo:font-size="12pt" officeooo:rsid="01f67373" officeooo:paragraph-rsid="01f67373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style:font-name="Arial" fo:font-size="12pt" officeooo:rsid="01f67373" officeooo:paragraph-rsid="023fcb10" style:font-size-asian="12pt" style:font-size-complex="12pt"/>
    </style:style>
    <style:style style:name="P104" style:family="paragraph" style:parent-style-name="Standard">
      <style:paragraph-properties fo:text-align="justify" style:justify-single-word="false"/>
      <style:text-properties style:font-name="Arial" fo:font-size="12pt" officeooo:rsid="01f67373" officeooo:paragraph-rsid="02419d79" style:font-size-asian="12pt" style:font-size-complex="12pt"/>
    </style:style>
    <style:style style:name="P105" style:family="paragraph" style:parent-style-name="Standard">
      <style:paragraph-properties fo:text-align="justify" style:justify-single-word="false"/>
      <style:text-properties style:font-name="Arial" fo:font-size="12pt" officeooo:rsid="01f67373" officeooo:paragraph-rsid="01fbfdf8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style:font-name="Arial" fo:font-size="12pt" officeooo:paragraph-rsid="01e9a350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style:font-name="Arial" fo:font-size="12pt" officeooo:paragraph-rsid="01ea2839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style:font-name="Arial" fo:font-size="12pt" officeooo:paragraph-rsid="01ed84ea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style:font-name="Arial" fo:font-size="12pt" officeooo:paragraph-rsid="01fe376e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style:font-name="Arial" fo:font-size="12pt" officeooo:rsid="02299028" officeooo:paragraph-rsid="02299028" style:font-size-asian="12pt" style:font-size-complex="12pt"/>
    </style:style>
    <style:style style:name="P112" style:family="paragraph" style:parent-style-name="Standard">
      <style:paragraph-properties fo:text-align="justify" style:justify-single-word="false"/>
      <style:text-properties style:font-name="Arial" fo:font-size="12pt" officeooo:rsid="02299028" officeooo:paragraph-rsid="0201a167" style:font-size-asian="12pt" style:font-size-complex="12pt"/>
    </style:style>
    <style:style style:name="P113" style:family="paragraph" style:parent-style-name="Standard">
      <style:paragraph-properties fo:text-align="justify" style:justify-single-word="false"/>
      <style:text-properties style:font-name="Arial" fo:font-size="12pt" officeooo:rsid="020e00cf" officeooo:paragraph-rsid="020e00cf" style:font-size-asian="12pt" style:font-size-complex="12pt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2pt" officeooo:rsid="020e00cf" officeooo:paragraph-rsid="020f8b15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font-name="Arial" fo:font-size="12pt" officeooo:rsid="020e5fb1" officeooo:paragraph-rsid="01e90606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style:font-name="Arial" fo:font-size="12pt" officeooo:rsid="0221ccf6" officeooo:paragraph-rsid="0221ccf6" style:font-size-asian="12pt" style:font-size-complex="12pt"/>
    </style:style>
    <style:style style:name="P117" style:family="paragraph" style:parent-style-name="Standard">
      <style:paragraph-properties fo:text-align="justify" style:justify-single-word="false"/>
      <style:text-properties style:font-name="Arial" fo:font-size="12pt" officeooo:rsid="0221ccf6" officeooo:paragraph-rsid="022de12f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style:font-name="Arial" fo:font-size="12pt" officeooo:rsid="01ef2076" officeooo:paragraph-rsid="01ea2839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style:font-name="Arial" fo:font-size="12pt" officeooo:rsid="01ef2076" officeooo:paragraph-rsid="01ef2076" style:font-size-asian="12pt" style:font-size-complex="12pt"/>
    </style:style>
    <style:style style:name="P120" style:family="paragraph" style:parent-style-name="Standard">
      <style:paragraph-properties fo:text-align="justify" style:justify-single-word="false"/>
      <style:text-properties style:font-name="Arial" fo:font-size="12pt" officeooo:rsid="01ec9ab1" officeooo:paragraph-rsid="01ed84ea" style:font-size-asian="12pt" style:font-size-complex="12pt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2pt" officeooo:rsid="01ec9ab1" officeooo:paragraph-rsid="01fe376e" style:font-size-asian="12pt" style:font-size-complex="12pt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2pt" officeooo:rsid="01f7e044" officeooo:paragraph-rsid="01f7e044" style:font-size-asian="12pt" style:font-size-complex="12pt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2pt" officeooo:rsid="01f7e044" officeooo:paragraph-rsid="0259ab04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style:font-name="Arial" fo:font-size="12pt" officeooo:rsid="01f97b19" officeooo:paragraph-rsid="01f97b19" style:font-size-asian="12pt" style:font-size-complex="12pt"/>
    </style:style>
    <style:style style:name="P125" style:family="paragraph" style:parent-style-name="Standard">
      <style:paragraph-properties fo:text-align="justify" style:justify-single-word="false"/>
      <style:text-properties style:font-name="Arial" fo:font-size="12pt" officeooo:rsid="01f97b19" officeooo:paragraph-rsid="0259ab04" style:font-size-asian="12pt" style:font-size-complex="12pt"/>
    </style:style>
    <style:style style:name="P126" style:family="paragraph" style:parent-style-name="Standard">
      <style:paragraph-properties fo:text-align="justify" style:justify-single-word="false"/>
      <style:text-properties style:font-name="Arial" fo:font-size="12pt" officeooo:rsid="0260cfd5" officeooo:paragraph-rsid="0260cfd5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style:font-name="Arial" fo:font-size="12pt" officeooo:rsid="01ea2839" officeooo:paragraph-rsid="01e9a350" fo:background-color="#ffff00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style:font-name="Arial" fo:font-size="12pt" officeooo:rsid="0260cfd5" officeooo:paragraph-rsid="0260cfd5" fo:background-color="transparent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font-name="Arial" fo:font-size="12pt" officeooo:rsid="020becfe" officeooo:paragraph-rsid="020becfe" fo:background-color="#ffcc00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style:use-window-font-color="true" fo:font-size="12pt" officeooo:rsid="01e44929" officeooo:paragraph-rsid="01e44929" fo:background-color="transparent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style:use-window-font-color="true" fo:font-size="12pt" officeooo:rsid="01e5272a" officeooo:paragraph-rsid="02487ef8" fo:background-color="transparent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style:use-window-font-color="true" fo:font-size="12pt" officeooo:rsid="01e5272a" officeooo:paragraph-rsid="01e44929" fo:background-color="transparent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style:use-window-font-color="true" fo:font-size="12pt" officeooo:rsid="01e5272a" officeooo:paragraph-rsid="01e5272a" fo:background-color="transparent" style:font-size-asian="12pt" style:font-size-complex="12pt"/>
    </style:style>
    <style:style style:name="P13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256c2da" style:font-name-asian="Times New Roman1" style:font-size-asian="12pt" style:language-asian="pt" style:country-asian="BR" style:font-name-complex="Times New Roman1" style:font-size-complex="12pt"/>
    </style:style>
    <style:style style:name="P1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25f750a" style:font-name-asian="Times New Roman1" style:font-size-asian="12pt" style:language-asian="pt" style:country-asian="BR" style:font-name-complex="Times New Roman1" style:font-size-complex="12pt"/>
    </style:style>
    <style:style style:name="P1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256c2da" style:font-size-asian="12pt" style:font-size-complex="12pt"/>
    </style:style>
    <style:style style:name="P1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25f750a" style:font-size-asian="12pt" style:font-size-complex="12pt"/>
    </style:style>
    <style:style style:name="P1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officeooo:paragraph-rsid="0256c2da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1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officeooo:paragraph-rsid="025f750a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143" style:family="paragraph" style:parent-style-name="Standard" style:list-style-name="">
      <style:paragraph-properties fo:line-height="115%" style:writing-mode="lr-tb"/>
      <style:text-properties style:font-name="Arial"/>
    </style:style>
    <style:style style:name="P144" style:family="paragraph" style:parent-style-name="Standard">
      <style:paragraph-properties fo:line-height="115%" style:writing-mode="lr-tb"/>
      <style:text-properties officeooo:paragraph-rsid="02632005" fo:background-color="#00ffff"/>
    </style:style>
    <style:style style:name="P145" style:family="paragraph" style:parent-style-name="Standard">
      <style:paragraph-properties fo:line-height="115%" style:writing-mode="lr-tb"/>
      <style:text-properties style:use-window-font-color="true" style:font-name="Arial" fo:font-size="12pt" officeooo:paragraph-rsid="02632005" fo:background-color="transparent" style:font-size-asian="12pt" style:font-size-complex="12pt"/>
    </style:style>
    <style:style style:name="P146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218cc71" officeooo:paragraph-rsid="0218cc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23c39b2" officeooo:paragraph-rsid="02613da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23c39b2" officeooo:paragraph-rsid="02613dad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15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paragraph-rsid="02613da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23c39b2" officeooo:paragraph-rsid="02613da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52923" officeooo:paragraph-rsid="02613da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ee4cf" officeooo:paragraph-rsid="02613da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24944c8" officeooo:paragraph-rsid="02613dad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5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font-name="Arial" fo:font-size="12pt" officeooo:rsid="018ee4cf" officeooo:paragraph-rsid="02613dad" fo:background-color="transparent" style:font-size-asian="12pt" style:font-size-complex="12pt"/>
    </style:style>
    <style:style style:name="P15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15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font-name="Arial" fo:font-size="12pt" officeooo:paragraph-rsid="02613dad" fo:background-color="transparent" style:font-size-asian="12pt" style:font-size-complex="12pt"/>
    </style:style>
    <style:style style:name="P15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font-name="Arial" fo:font-size="12pt" fo:background-color="transparent" style:font-size-asian="12pt" style:font-size-complex="12pt"/>
    </style:style>
    <style:style style:name="P160" style:family="paragraph" style:parent-style-name="Standard">
      <style:paragraph-properties fo:line-height="115%" fo:break-before="auto" fo:break-after="auto" style:writing-mode="lr-tb"/>
    </style:style>
    <style:style style:name="P161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officeooo:paragraph-rsid="02632005" fo:background-color="transparent" style:font-size-asian="12pt" style:font-size-complex="12pt"/>
    </style:style>
    <style:style style:name="P1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officeooo:rsid="024d5bdf" officeooo:paragraph-rsid="024d5bdf" fo:background-color="transparent" style:font-size-asian="12pt" style:font-size-complex="12pt"/>
    </style:style>
    <style:style style:name="P16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officeooo:rsid="024fe6eb" officeooo:paragraph-rsid="024fe6eb" fo:background-color="transparent" style:font-size-asian="12pt" style:font-size-complex="12pt"/>
    </style:style>
    <style:style style:name="P164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1" style:font-size-complex="12pt" style:font-weight-complex="normal"/>
    </style:style>
    <style:style style:name="P165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255c781" style:font-size-asian="12pt" style:font-size-complex="12pt"/>
    </style:style>
    <style:style style:name="P166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256c2da" style:font-size-asian="12pt" style:font-size-complex="12pt"/>
    </style:style>
    <style:style style:name="P167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25f750a" style:font-size-asian="12pt" style:font-size-complex="12pt"/>
    </style:style>
    <style:style style:name="P168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P169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256c2da" style:font-name-asian="Times New Roman1" style:font-size-asian="12pt" style:language-asian="pt" style:country-asian="BR" style:font-name-complex="Arial1" style:font-size-complex="12pt"/>
    </style:style>
    <style:style style:name="P170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style:font-name="Arial" fo:font-size="12pt" officeooo:paragraph-rsid="025f750a" style:font-name-asian="Times New Roman1" style:font-size-asian="12pt" style:language-asian="pt" style:country-asian="BR" style:font-name-complex="Arial1" style:font-size-complex="12pt"/>
    </style:style>
    <style:style style:name="P171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256c2da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172" style:family="paragraph" style:parent-style-name="Standard">
      <style:paragraph-properties fo:margin-top="0.018cm" fo:margin-bottom="0.018cm" loext:contextual-spacing="false" fo:line-height="100%" fo:text-align="justify" style:justify-single-word="false"/>
      <style:text-properties fo:color="#000000" style:font-name="Arial" fo:font-size="12pt" fo:font-weight="bold" officeooo:paragraph-rsid="025f750a" style:font-name-asian="Times New Roman1" style:font-size-asian="12pt" style:language-asian="pt" style:country-asian="BR" style:font-weight-asian="bold" style:font-name-complex="Arial1" style:font-size-complex="12pt" style:font-weight-complex="bold"/>
    </style:style>
    <style:style style:name="P173" style:family="paragraph" style:parent-style-name="Standard">
      <style:paragraph-properties fo:margin-top="0.018cm" fo:margin-bottom="0.018cm" loext:contextual-spacing="false" fo:line-height="100%" fo:text-align="justify" style:justify-single-word="false" style:writing-mode="lr-tb"/>
      <style:text-properties fo:color="#000000" fo:font-size="12pt" officeooo:paragraph-rsid="02649bf6" style:font-size-asian="12pt" style:font-size-complex="12pt"/>
    </style:style>
    <style:style style:name="P174" style:family="paragraph" style:parent-style-name="Standard">
      <style:paragraph-properties fo:margin-top="0.353cm" fo:margin-bottom="0cm" loext:contextual-spacing="false" fo:line-height="115%" fo:break-before="auto" fo:break-after="auto" style:writing-mode="lr-tb"/>
      <style:text-properties officeooo:paragraph-rsid="02649bf6"/>
    </style:style>
    <style:style style:name="P175" style:family="paragraph" style:parent-style-name="Standard">
      <style:paragraph-properties fo:margin-top="0.353cm" fo:margin-bottom="0cm" loext:contextual-spacing="false" fo:line-height="115%" fo:break-before="auto" fo:break-after="auto" style:writing-mode="lr-tb"/>
      <style:text-properties style:font-name="Arial" officeooo:paragraph-rsid="02649bf6" style:font-name-asian="Arial" style:font-name-complex="Arial"/>
    </style:style>
    <style:style style:name="P176" style:family="paragraph" style:parent-style-name="Standard">
      <style:paragraph-properties fo:margin-top="0.018cm" fo:margin-bottom="0cm" loext:contextual-spacing="false" fo:line-height="100%" fo:text-align="justify" style:justify-single-word="false" fo:break-before="auto" fo:break-after="auto" style:writing-mode="lr-tb"/>
      <style:text-properties officeooo:paragraph-rsid="02649bf6"/>
    </style:style>
    <style:style style:name="P177" style:family="paragraph" style:parent-style-name="Standard">
      <style:paragraph-properties fo:margin-top="0.018cm" fo:margin-bottom="0cm" loext:contextual-spacing="false" fo:line-height="100%" fo:text-align="justify" style:justify-single-word="false" fo:break-before="auto" fo:break-after="auto" style:writing-mode="lr-tb"/>
      <style:text-properties fo:color="#000000" officeooo:paragraph-rsid="02649bf6"/>
    </style:style>
    <style:style style:name="P178" style:family="paragraph" style:parent-style-name="Heading_20_1">
      <style:paragraph-properties fo:text-align="justify" style:justify-single-word="false"/>
      <style:text-properties officeooo:paragraph-rsid="01e27bde"/>
    </style:style>
    <style:style style:name="P179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Heading_20_4">
      <style:text-properties fo:color="#000000" style:font-name="Arial"/>
    </style:style>
    <style:style style:name="P181" style:family="paragraph" style:parent-style-name="Heading_20_3">
      <style:text-properties officeooo:paragraph-rsid="01c15aa7"/>
    </style:style>
    <style:style style:name="P182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183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4" style:family="paragraph" style:parent-style-name="Heading_20_2">
      <style:text-properties fo:font-size="12pt" officeooo:paragraph-rsid="01505dfa" style:font-size-asian="12pt" style:font-size-complex="12pt"/>
    </style:style>
    <style:style style:name="P185" style:family="paragraph" style:parent-style-name="Heading_20_2">
      <style:text-properties officeooo:paragraph-rsid="0256c2da"/>
    </style:style>
    <style:style style:name="P186" style:family="paragraph" style:parent-style-name="Heading_20_2">
      <style:text-properties officeooo:paragraph-rsid="025f750a"/>
    </style:style>
    <style:style style:name="P187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188" style:family="paragraph" style:parent-style-name="Heading_20_8">
      <style:text-properties style:font-name="12"/>
    </style:style>
    <style:style style:name="P189" style:family="paragraph" style:parent-style-name="Contents_20_Heading">
      <style:text-properties style:font-name="12"/>
    </style:style>
    <style:style style:name="P190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officeooo:paragraph-rsid="0218cc71" style:font-size-asian="12pt" style:font-size-complex="12pt"/>
    </style:style>
    <style:style style:name="T1" style:family="text">
      <style:text-properties officeooo:rsid="0157ef97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language-asian="ja" style:country-asian="JP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1834257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tyle="normal" style:text-underline-style="none" fo:font-weight="normal" officeooo:rsid="0221ccf6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tyle="normal" style:text-underline-style="none" fo:font-weight="normal" officeooo:rsid="02351410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tyle="normal" style:text-underline-style="none" fo:font-weight="normal" officeooo:rsid="0222f8e1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tyle="normal" style:text-underline-style="none" fo:font-weight="normal" officeooo:rsid="023e7133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tyle="normal" style:text-underline-style="none" fo:font-weight="normal" officeooo:rsid="02459e45" fo:background-color="transparent" loext:char-shading-value="0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style:font-name-asian="Calibri1" style:font-style-asian="normal" style:font-weight-asian="normal" style:font-name-complex="Calibri1" style:font-style-complex="normal" style:font-weight-complex="normal"/>
    </style:style>
    <style:style style:name="T14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15" style:family="text">
      <style:text-properties fo:color="#000000" fo:font-weight="bold" officeooo:rsid="0048677f" style:font-name-asian="Times New Roman1" style:language-asian="pt" style:country-asian="BR" style:font-weight-asian="bold" style:font-name-complex="Arial1" style:font-weight-complex="bold"/>
    </style:style>
    <style:style style:name="T16" style:family="text">
      <style:text-properties fo:color="#000000" fo:font-weight="bold" officeooo:rsid="004a5f06" style:font-name-asian="Times New Roman1" style:language-asian="pt" style:country-asian="BR" style:font-weight-asian="bold" style:font-name-complex="Arial1" style:font-weight-complex="bold"/>
    </style:style>
    <style:style style:name="T17" style:family="text">
      <style:text-properties fo:color="#000000" fo:font-weight="bold" officeooo:rsid="004f3363" style:font-name-asian="Times New Roman1" style:language-asian="pt" style:country-asian="BR" style:font-weight-asian="bold" style:font-name-complex="Arial1" style:font-weight-complex="bold"/>
    </style:style>
    <style:style style:name="T18" style:family="text">
      <style:text-properties fo:color="#000000" fo:font-weight="bold" officeooo:rsid="01406de7" style:font-name-asian="Times New Roman1" style:language-asian="pt" style:country-asian="BR" style:font-weight-asian="bold" style:font-name-complex="Arial1" style:font-weight-complex="bold"/>
    </style:style>
    <style:style style:name="T19" style:family="text">
      <style:text-properties fo:color="#000000" fo:font-weight="bold" officeooo:rsid="025909d5" style:font-name-asian="Times New Roman1" style:language-asian="pt" style:country-asian="BR" style:font-weight-asian="bold" style:font-name-complex="Arial1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style:font-name-asian="Times New Roman1" style:language-asian="pt" style:country-asian="BR" style:font-name-complex="Arial1"/>
    </style:style>
    <style:style style:name="T22" style:family="text">
      <style:text-properties fo:color="#000000" officeooo:rsid="004a5f06" style:font-name-asian="Times New Roman1" style:language-asian="pt" style:country-asian="BR" style:font-name-complex="Arial1"/>
    </style:style>
    <style:style style:name="T23" style:family="text">
      <style:text-properties fo:color="#000000" officeooo:rsid="0087c299" style:font-name-asian="Times New Roman1" style:language-asian="pt" style:country-asian="BR" style:font-name-complex="Arial1"/>
    </style:style>
    <style:style style:name="T24" style:family="text">
      <style:text-properties fo:color="#000000" officeooo:rsid="00903585" style:font-name-asian="Times New Roman1" style:language-asian="pt" style:country-asian="BR" style:font-name-complex="Arial1"/>
    </style:style>
    <style:style style:name="T25" style:family="text">
      <style:text-properties fo:color="#000000" officeooo:rsid="00c60937" style:font-name-asian="Times New Roman1" style:language-asian="pt" style:country-asian="BR" style:font-name-complex="Arial1"/>
    </style:style>
    <style:style style:name="T26" style:family="text">
      <style:text-properties fo:color="#000000" officeooo:rsid="02526190" style:font-name-asian="Times New Roman1" style:language-asian="pt" style:country-asian="BR" style:font-name-complex="Arial1"/>
    </style:style>
    <style:style style:name="T27" style:family="text">
      <style:text-properties fo:color="#000000" officeooo:rsid="0255c781" style:font-name-asian="Times New Roman1" style:language-asian="pt" style:country-asian="BR" style:font-name-complex="Arial1"/>
    </style:style>
    <style:style style:name="T28" style:family="text">
      <style:text-properties fo:color="#000000" officeooo:rsid="0256c2da" style:font-name-asian="Times New Roman1" style:language-asian="pt" style:country-asian="BR" style:font-name-complex="Arial1"/>
    </style:style>
    <style:style style:name="T29" style:family="text">
      <style:text-properties fo:color="#000000" officeooo:rsid="02588695" style:font-name-asian="Times New Roman1" style:language-asian="pt" style:country-asian="BR" style:font-name-complex="Arial1"/>
    </style:style>
    <style:style style:name="T30" style:family="text">
      <style:text-properties fo:color="#000000" officeooo:rsid="025995d8" style:font-name-asian="Times New Roman1" style:language-asian="pt" style:country-asian="BR" style:font-name-complex="Arial1"/>
    </style:style>
    <style:style style:name="T31" style:family="text">
      <style:text-properties fo:color="#000000" officeooo:rsid="025af89f" style:font-name-asian="Times New Roman1" style:language-asian="pt" style:country-asian="BR" style:font-name-complex="Arial1"/>
    </style:style>
    <style:style style:name="T32" style:family="text">
      <style:text-properties fo:color="#000000" officeooo:rsid="025f750a" style:font-name-asian="Times New Roman1" style:language-asian="pt" style:country-asian="BR" style:font-name-complex="Arial1"/>
    </style:style>
    <style:style style:name="T33" style:family="text">
      <style:text-properties fo:color="#000000" fo:font-weight="normal" style:font-name-asian="Times New Roman1" style:language-asian="pt" style:country-asian="BR" style:font-weight-asian="normal" style:font-name-complex="Arial1" style:font-weight-complex="normal"/>
    </style:style>
    <style:style style:name="T34" style:family="text">
      <style:text-properties fo:color="#000000" fo:font-weight="normal" officeooo:rsid="0048677f" style:font-name-asian="Times New Roman1" style:language-asian="pt" style:country-asian="BR" style:font-weight-asian="normal" style:font-name-complex="Arial1" style:font-weight-complex="normal"/>
    </style:style>
    <style:style style:name="T35" style:family="text">
      <style:text-properties fo:color="#000000" fo:font-weight="normal" officeooo:rsid="004a5f06" style:font-name-asian="Times New Roman1" style:language-asian="pt" style:country-asian="BR" style:font-weight-asian="normal" style:font-name-complex="Arial1" style:font-weight-complex="normal"/>
    </style:style>
    <style:style style:name="T36" style:family="text">
      <style:text-properties fo:color="#000000" fo:font-weight="normal" officeooo:rsid="004ba794" style:font-name-asian="Times New Roman1" style:language-asian="pt" style:country-asian="BR" style:font-weight-asian="normal" style:font-name-complex="Arial1" style:font-weight-complex="normal"/>
    </style:style>
    <style:style style:name="T37" style:family="text">
      <style:text-properties fo:color="#000000" fo:font-weight="normal" officeooo:rsid="004c852a" style:font-name-asian="Times New Roman1" style:language-asian="pt" style:country-asian="BR" style:font-weight-asian="normal" style:font-name-complex="Arial1" style:font-weight-complex="normal"/>
    </style:style>
    <style:style style:name="T38" style:family="text">
      <style:text-properties fo:color="#000000" fo:font-weight="normal" officeooo:rsid="004f3363" style:font-name-asian="Times New Roman1" style:language-asian="pt" style:country-asian="BR" style:font-weight-asian="normal" style:font-name-complex="Arial1" style:font-weight-complex="normal"/>
    </style:style>
    <style:style style:name="T39" style:family="text">
      <style:text-properties fo:color="#000000" fo:font-weight="normal" officeooo:rsid="0255c781" style:font-name-asian="Times New Roman1" style:language-asian="pt" style:country-asian="BR" style:font-weight-asian="normal" style:font-name-complex="Arial1" style:font-weight-complex="normal"/>
    </style:style>
    <style:style style:name="T40" style:family="text">
      <style:text-properties fo:color="#000000" fo:font-weight="normal" officeooo:rsid="025af89f" style:font-name-asian="Times New Roman1" style:language-asian="pt" style:country-asian="BR" style:font-weight-asian="normal" style:font-name-complex="Arial1" style:font-weight-complex="normal"/>
    </style:style>
    <style:style style:name="T41" style:family="text">
      <style:text-properties fo:color="#000000" officeooo:rsid="002db61c" fo:background-color="transparent" loext:char-shading-value="0" style:font-name-asian="Times New Roman1" style:language-asian="pt" style:country-asian="BR" style:font-name-complex="Arial1"/>
    </style:style>
    <style:style style:name="T42" style:family="text">
      <style:text-properties fo:color="#000000" officeooo:rsid="02526190" fo:background-color="transparent" loext:char-shading-value="0" style:font-name-asian="Times New Roman1" style:language-asian="pt" style:country-asian="BR" style:font-name-complex="Arial1"/>
    </style:style>
    <style:style style:name="T43" style:family="text">
      <style:text-properties fo:color="#000000" officeooo:rsid="0256c2da" fo:background-color="transparent" loext:char-shading-value="0" style:font-name-asian="Times New Roman1" style:language-asian="pt" style:country-asian="BR" style:font-name-complex="Arial1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255a7b1" style:font-weight-asian="bold" style:font-weight-complex="bold"/>
    </style:style>
    <style:style style:name="T46" style:family="text">
      <style:text-properties fo:font-weight="bold" officeooo:rsid="025af89f" style:font-weight-asian="bold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3d12c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88695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995d8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af89f" style:text-blinking="false" fo:background-color="transparent" loext:char-shading-value="0" style:font-name-asian="Times New Roman1" style:language-asian="pt" style:country-asian="BR" style:font-weight-asian="normal" style:font-name-complex="Arial1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name-asian="Times New Roman1" style:language-asian="pt" style:country-asian="BR" style:font-weight-asian="bold" style:font-name-complex="Arial1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2588695" style:text-blinking="false" fo:background-color="transparent" loext:char-shading-value="0" style:font-name-asian="Times New Roman1" style:language-asian="pt" style:country-asian="BR" style:font-weight-asian="bold" style:font-name-complex="Arial1" style:font-weight-complex="bold"/>
    </style:style>
    <style:style style:name="T54" style:family="text">
      <style:text-properties officeooo:rsid="0162ee57"/>
    </style:style>
    <style:style style:name="T55" style:family="text">
      <style:text-properties officeooo:rsid="01c018e6"/>
    </style:style>
    <style:style style:name="T56" style:family="text">
      <style:text-properties officeooo:rsid="01d555ea"/>
    </style:style>
    <style:style style:name="T57" style:family="text">
      <style:text-properties officeooo:rsid="01d7cdac"/>
    </style:style>
    <style:style style:name="T58" style:family="text">
      <style:text-properties officeooo:rsid="01e90606"/>
    </style:style>
    <style:style style:name="T59" style:family="text">
      <style:text-properties officeooo:rsid="01e9a350"/>
    </style:style>
    <style:style style:name="T60" style:family="text">
      <style:text-properties officeooo:rsid="01ea2839"/>
    </style:style>
    <style:style style:name="T61" style:family="text">
      <style:text-properties officeooo:rsid="01ec9ab1"/>
    </style:style>
    <style:style style:name="T62" style:family="text">
      <style:text-properties officeooo:rsid="01ed84ea"/>
    </style:style>
    <style:style style:name="T63" style:family="text">
      <style:text-properties officeooo:rsid="01efbe0a"/>
    </style:style>
    <style:style style:name="T64" style:family="text">
      <style:text-properties officeooo:rsid="01f0dc73"/>
    </style:style>
    <style:style style:name="T65" style:family="text">
      <style:text-properties officeooo:rsid="01f67373"/>
    </style:style>
    <style:style style:name="T66" style:family="text">
      <style:text-properties officeooo:rsid="01f7e044"/>
    </style:style>
    <style:style style:name="T67" style:family="text">
      <style:text-properties officeooo:rsid="01f97b19"/>
    </style:style>
    <style:style style:name="T68" style:family="text">
      <style:text-properties officeooo:rsid="01fb2710"/>
    </style:style>
    <style:style style:name="T69" style:family="text">
      <style:text-properties officeooo:rsid="01fbfdf8"/>
    </style:style>
    <style:style style:name="T70" style:family="text">
      <style:text-properties officeooo:rsid="01fddeef"/>
    </style:style>
    <style:style style:name="T71" style:family="text">
      <style:text-properties officeooo:rsid="0201a167"/>
    </style:style>
    <style:style style:name="T72" style:family="text">
      <style:text-properties officeooo:rsid="0203fe80"/>
    </style:style>
    <style:style style:name="T73" style:family="text">
      <style:text-properties officeooo:rsid="020e5fb1"/>
    </style:style>
    <style:style style:name="T74" style:family="text">
      <style:text-properties officeooo:rsid="020ead80"/>
    </style:style>
    <style:style style:name="T75" style:family="text">
      <style:text-properties officeooo:rsid="0216a4c8"/>
    </style:style>
    <style:style style:name="T76" style:family="text">
      <style:text-properties officeooo:rsid="0218ec9a"/>
    </style:style>
    <style:style style:name="T77" style:family="text">
      <style:text-properties officeooo:rsid="021a182e"/>
    </style:style>
    <style:style style:name="T78" style:family="text">
      <style:text-properties officeooo:rsid="021b574d"/>
    </style:style>
    <style:style style:name="T79" style:family="text">
      <style:text-properties officeooo:rsid="021ecc10"/>
    </style:style>
    <style:style style:name="T80" style:family="text">
      <style:text-properties officeooo:rsid="022066b4"/>
    </style:style>
    <style:style style:name="T81" style:family="text">
      <style:text-properties officeooo:rsid="02208cb4"/>
    </style:style>
    <style:style style:name="T82" style:family="text">
      <style:text-properties officeooo:rsid="02214c18"/>
    </style:style>
    <style:style style:name="T83" style:family="text">
      <style:text-properties officeooo:rsid="0221ccf6"/>
    </style:style>
    <style:style style:name="T84" style:family="text">
      <style:text-properties officeooo:rsid="0222f8e1"/>
    </style:style>
    <style:style style:name="T85" style:family="text">
      <style:text-properties officeooo:rsid="02254495"/>
    </style:style>
    <style:style style:name="T86" style:family="text">
      <style:text-properties officeooo:rsid="02274c89"/>
    </style:style>
    <style:style style:name="T87" style:family="text">
      <style:text-properties officeooo:rsid="022854e4"/>
    </style:style>
    <style:style style:name="T88" style:family="text">
      <style:text-properties officeooo:rsid="02299028"/>
    </style:style>
    <style:style style:name="T89" style:family="text">
      <style:text-properties officeooo:rsid="0229f7d7"/>
    </style:style>
    <style:style style:name="T90" style:family="text">
      <style:text-properties officeooo:rsid="022a8022"/>
    </style:style>
    <style:style style:name="T91" style:family="text">
      <style:text-properties officeooo:rsid="022b4752"/>
    </style:style>
    <style:style style:name="T92" style:family="text">
      <style:text-properties officeooo:rsid="022de12f"/>
    </style:style>
    <style:style style:name="T93" style:family="text">
      <style:text-properties officeooo:rsid="023c9711"/>
    </style:style>
    <style:style style:name="T94" style:family="text">
      <style:text-properties officeooo:rsid="023e7133"/>
    </style:style>
    <style:style style:name="T95" style:family="text">
      <style:text-properties officeooo:rsid="023ea16e"/>
    </style:style>
    <style:style style:name="T96" style:family="text">
      <style:text-properties officeooo:rsid="023fcb10"/>
    </style:style>
    <style:style style:name="T97" style:family="text">
      <style:text-properties style:font-name="Arial" fo:font-weight="bold" style:font-name-asian="Arial" style:font-weight-asian="bold" style:font-name-complex="Arial" style:font-weight-complex="bold"/>
    </style:style>
    <style:style style:name="T98" style:family="text">
      <style:text-properties style:font-name="Arial" fo:font-weight="bold" officeooo:rsid="02649bf6" style:font-name-asian="Arial" style:font-weight-asian="bold" style:font-name-complex="Arial" style:font-weight-complex="bold"/>
    </style:style>
    <style:style style:name="T99" style:family="text">
      <style:text-properties style:font-name="Arial" style:font-name-asian="Arial" style:font-name-complex="Arial"/>
    </style:style>
    <style:style style:name="T100" style:family="text">
      <style:text-properties style:font-name="Arial" officeooo:rsid="02649bf6" style:font-name-asian="Arial" style:font-name-complex="Arial"/>
    </style:style>
    <style:style style:name="T101" style:family="text">
      <style:text-properties style:font-name="Arial" officeooo:rsid="022b4752"/>
    </style:style>
    <style:style style:name="T102" style:family="text">
      <style:text-properties officeooo:rsid="024944c8"/>
    </style:style>
    <style:style style:name="T103" style:family="text">
      <style:text-properties officeooo:rsid="024dbfaa"/>
    </style:style>
    <style:style style:name="T104" style:family="text">
      <style:text-properties officeooo:rsid="024f8abd"/>
    </style:style>
    <style:style style:name="T105" style:family="text">
      <style:text-properties officeooo:rsid="0250aee6"/>
    </style:style>
    <style:style style:name="T106" style:family="text">
      <style:text-properties officeooo:rsid="0250d344"/>
    </style:style>
    <style:style style:name="T107" style:family="text">
      <style:text-properties fo:font-weight="normal" officeooo:rsid="025af89f" style:font-weight-asian="normal" style:font-weight-complex="normal"/>
    </style:style>
    <style:style style:name="T108" style:family="text">
      <style:text-properties fo:font-weight="normal" officeooo:rsid="025c1239" style:font-weight-asian="normal" style:font-weight-complex="normal"/>
    </style:style>
    <style:style style:name="T109" style:family="text">
      <style:text-properties fo:font-weight="normal" officeooo:rsid="025dfca1" style:font-weight-asian="normal" style:font-weight-complex="normal"/>
    </style:style>
    <style:style style:name="T110" style:family="text">
      <style:text-properties officeooo:rsid="0255a7b1"/>
    </style:style>
    <style:style style:name="T111" style:family="text">
      <style:text-properties officeooo:rsid="0259ab04"/>
    </style:style>
    <style:style style:name="T112" style:family="text">
      <style:text-properties officeooo:rsid="02613dad"/>
    </style:style>
    <style:style style:name="T113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4" style:family="text">
      <style:text-properties style:text-line-through-style="none" style:text-line-through-type="none" fo:font-style="normal" style:text-underline-style="none" fo:font-weight="normal" style:font-name-asian="Calibri1" style:font-style-asian="normal" style:font-weight-asian="normal" style:font-name-complex="Calibri1" style:font-style-complex="normal" style:font-weight-complex="normal"/>
    </style:style>
    <style:style style:name="T115" style:family="text">
      <style:text-properties style:font-name-asian="Calibri1" style:font-name-complex="Calibri1"/>
    </style:style>
    <style:style style:name="T116" style:family="text">
      <style:text-properties officeooo:rsid="02632005"/>
    </style:style>
    <style:style style:name="T117" style:family="text">
      <style:text-properties style:use-window-font-color="true" style:font-name="Arial" officeooo:rsid="0222f8e1"/>
    </style:style>
    <style:style style:name="T118" style:family="text">
      <style:text-properties style:use-window-font-color="true" style:font-name="Arial" officeooo:rsid="02632005"/>
    </style:style>
    <style:style style:name="T119" style:family="text">
      <style:text-properties officeooo:rsid="02649bf6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2649bf6" style:font-size-asian="14pt" style:font-weight-asian="bold" style:font-size-complex="14pt" style:font-weight-complex="bold"/>
    </style:style>
    <style:style style:name="T122" style:family="text">
      <style:text-properties fo:font-size="14pt" style:font-size-asian="14pt" style:font-size-complex="14pt"/>
    </style:style>
    <style:style style:name="T123" style:family="text">
      <style:text-properties fo:color="#9900ff" style:font-name="Arial" style:font-name-asian="Arial" style:font-name-complex="Arial"/>
    </style:style>
    <style:style style:name="T124" style:family="text">
      <style:text-properties officeooo:rsid="0266f908"/>
    </style:style>
    <style:style style:name="T125" style:family="text">
      <style:text-properties officeooo:rsid="026792da"/>
    </style:style>
    <style:style style:name="T126" style:family="text">
      <style:text-properties officeooo:rsid="026921c1"/>
    </style:style>
    <style:style style:name="T127" style:family="text">
      <style:text-properties officeooo:rsid="026d306c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/>Documento de Requisitos</text:p>
      <text:p text:style-name="P3">Sistema <text:span text:style-name="T56">para acompanhamento de atividades acadêmicas, pesquisa e monitor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66"><text:soft-page-break/></text:p>
      <text:p text:style-name="P66">Ficha Técnica</text:p>
      <text:p text:style-name="P10"/>
      <text:p text:style-name="P6"/>
      <text:p text:style-name="P11">Equipe responsável pela elaboração</text:p>
      <text:p text:style-name="P11"/>
      <text:p text:style-name="P11">Douglas Albuquerque Santana</text:p>
      <text:p text:style-name="P11">Edmilson Manoel Guilherme de Santana</text:p>
      <text:p text:style-name="P11">Laura Regina Morais de Oliveira</text:p>
      <text:p text:style-name="P6"/>
      <text:p text:style-name="P6"/>
      <text:p text:style-name="P9">Público Alvo</text:p>
      <text:p text:style-name="P11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"/>
      <text:p text:style-name="P6"/>
      <text:p text:style-name="P6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57">Data</text:p>
          </table:table-cell>
          <table:table-cell table:style-name="Tabela1.A1" office:value-type="string">
            <text:p text:style-name="P57">Versão</text:p>
          </table:table-cell>
          <table:table-cell table:style-name="Tabela1.A1" office:value-type="string">
            <text:p text:style-name="P57">Autor</text:p>
          </table:table-cell>
          <table:table-cell table:style-name="Tabela1.A1" office:value-type="string">
            <text:p text:style-name="P56"><text:s text:c="10"/>Descrição</text:p>
          </table:table-cell>
        </table:table-row>
        <table:table-row>
          <table:table-cell table:style-name="Tabela1.A1" office:value-type="string">
            <text:p text:style-name="P68">12/09</text:p>
          </table:table-cell>
          <table:table-cell table:style-name="Tabela1.A1" office:value-type="string">
            <text:p text:style-name="P56"><text:s text:c="11"/><text:span text:style-name="T112">1.0.0</text:span></text:p>
          </table:table-cell>
          <table:table-cell table:style-name="Tabela1.A1" office:value-type="string">
            <text:p text:style-name="P70">Laura</text:p>
          </table:table-cell>
          <table:table-cell table:style-name="Tabela1.A1" office:value-type="string">
            <text:p text:style-name="P69">Descrição dos requisitos não funcionais</text:p>
          </table:table-cell>
        </table:table-row>
        <table:table-row>
          <table:table-cell table:style-name="Tabela1.A1" office:value-type="string">
            <text:p text:style-name="P59"/>
          </table:table-cell>
          <table:table-cell table:style-name="Tabela1.A1" office:value-type="string">
            <text:p text:style-name="P58"/>
          </table:table-cell>
          <table:table-cell table:style-name="Tabela1.A1" office:value-type="string">
            <text:p text:style-name="P57"/>
          </table:table-cell>
          <table:table-cell table:style-name="Tabela1.A1" office:value-type="string">
            <text:p text:style-name="P56"/>
          </table:table-cell>
        </table:table-row>
        <table:table-row>
          <table:table-cell table:style-name="Tabela1.A1" office:value-type="string">
            <text:p text:style-name="P57"/>
          </table:table-cell>
          <table:table-cell table:style-name="Tabela1.A1" office:value-type="string">
            <text:p text:style-name="P56"/>
          </table:table-cell>
          <table:table-cell table:style-name="Tabela1.A1" office:value-type="string">
            <text:p text:style-name="P57"/>
          </table:table-cell>
          <table:table-cell table:style-name="Tabela1.A1" office:value-type="string">
            <text:p text:style-name="P56"/>
          </table:table-cell>
        </table:table-row>
        <table:table-row>
          <table:table-cell table:style-name="Tabela1.A1" office:value-type="string">
            <text:p text:style-name="P57"/>
          </table:table-cell>
          <table:table-cell table:style-name="Tabela1.A1" office:value-type="string">
            <text:p text:style-name="P58"/>
          </table:table-cell>
          <table:table-cell table:style-name="Tabela1.A1" office:value-type="string">
            <text:p text:style-name="P57"/>
          </table:table-cell>
          <table:table-cell table:style-name="Tabela1.A1" office:value-type="string">
            <text:p text:style-name="P56"/>
          </table:table-cell>
        </table:table-row>
        <table:table-row table:style-name="Tabela1.6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55"/>
          </table:table-cell>
          <table:table-cell table:style-name="Tabela1.A1" office:value-type="string">
            <text:p text:style-name="P55"/>
          </table:table-cell>
          <table:table-cell table:style-name="Tabela1.A1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55"/>
          </table:table-cell>
          <table:table-cell table:style-name="Tabela1.A7" office:value-type="string">
            <text:p text:style-name="P55"/>
          </table:table-cell>
          <table:table-cell table:style-name="Tabela1.A7" office:value-type="string">
            <text:p text:style-name="P6"/>
          </table:table-cell>
        </table:table-row>
        <table:table-row table:style-name="Tabela1.6">
          <table:table-cell table:style-name="Tabela1.A7" office:value-type="string">
            <text:p text:style-name="P6"/>
          </table:table-cell>
          <table:table-cell table:style-name="Tabela1.A7" office:value-type="string">
            <text:p text:style-name="P55"/>
          </table:table-cell>
          <table:table-cell table:style-name="Tabela1.A7" office:value-type="string">
            <text:p text:style-name="P55"/>
          </table:table-cell>
          <table:table-cell table:style-name="Tabela1.A7" office:value-type="string">
            <text:p text:style-name="P6"/>
          </table:table-cell>
        </table:table-row>
      </table:table>
      <text:p text:style-name="P54"><text:line-break/></text:p>
      <text:p text:style-name="P18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63"><text:a xlink:type="simple" xlink:href="#__RefHeading__22811_2090828828" text:style-name="Index_20_Link" text:visited-style-name="Index_20_Link">1. Introdução<text:tab/>5</text:a></text:p>
          <text:p text:style-name="P62"><text:a xlink:type="simple" xlink:href="#__RefHeading__4948_623846178" text:style-name="Index_20_Link" text:visited-style-name="Index_20_Link">1.1 Propósito do documento de requisitos<text:tab/>5</text:a></text:p>
          <text:p text:style-name="P62"><text:a xlink:type="simple" xlink:href="#__RefHeading__4954_623846178" text:style-name="Index_20_Link" text:visited-style-name="Index_20_Link">1.2 Escopo do Produto<text:tab/>6</text:a></text:p>
          <text:p text:style-name="P62"><text:a xlink:type="simple" xlink:href="#__RefHeading__4956_623846178" text:style-name="Index_20_Link" text:visited-style-name="Index_20_Link">1.3 Definições, convenções e acrônimos<text:tab/>6</text:a></text:p>
          <text:p text:style-name="P64"><text:a xlink:type="simple" xlink:href="#__RefHeading__6299_1002958425" text:style-name="Index_20_Link" text:visited-style-name="Index_20_Link">1.3.1 Convenções<text:tab/>6</text:a></text:p>
          <text:p text:style-name="P65"><text:a xlink:type="simple" xlink:href="#__RefHeading__6301_1002958425" text:style-name="Index_20_Link" text:visited-style-name="Index_20_Link">1.3.1.1 Identificação dos Requisitos<text:tab/>6</text:a></text:p>
          <text:p text:style-name="P65"><text:a xlink:type="simple" xlink:href="#__RefHeading__5306_623846178" text:style-name="Index_20_Link" text:visited-style-name="Index_20_Link">1.3.1.2 Prioridade dos requisitos<text:tab/>7</text:a></text:p>
          <text:p text:style-name="P64"><text:a xlink:type="simple" xlink:href="#__RefHeading__4960_623846178" text:style-name="Index_20_Link" text:visited-style-name="Index_20_Link">1.3.2 Definições<text:tab/>7</text:a></text:p>
          <text:p text:style-name="P62"><text:a xlink:type="simple" xlink:href="#__RefHeading__4962_623846178" text:style-name="Index_20_Link" text:visited-style-name="Index_20_Link">1.4 Referências<text:tab/>8</text:a></text:p>
          <text:p text:style-name="P62"><text:a xlink:type="simple" xlink:href="#__RefHeading__4966_623846178" text:style-name="Index_20_Link" text:visited-style-name="Index_20_Link">1.5 Visão Geral do Restante do Documento<text:tab/>8</text:a></text:p>
          <text:p text:style-name="P63"><text:a xlink:type="simple" xlink:href="#__RefHeading__4968_623846178" text:style-name="Index_20_Link" text:visited-style-name="Index_20_Link">2. Descrição geral do sistema<text:tab/>9</text:a></text:p>
          <text:p text:style-name="P62"><text:a xlink:type="simple" xlink:href="#__RefHeading__4946_623846178" text:style-name="Index_20_Link" text:visited-style-name="Index_20_Link">2.1 Funções do produto<text:tab/>10</text:a></text:p>
          <text:p text:style-name="P62"><text:a xlink:type="simple" xlink:href="#__RefHeading__5310_623846178" text:style-name="Index_20_Link" text:visited-style-name="Index_20_Link">2.2 Descrições dos usuários<text:tab/>10</text:a></text:p>
          <text:p text:style-name="P62"><text:a xlink:type="simple" xlink:href="#__RefHeading__5314_623846178" text:style-name="Index_20_Link" text:visited-style-name="Index_20_Link">2.3 Restrições gerais<text:tab/>10</text:a></text:p>
          <text:p text:style-name="P62"><text:a xlink:type="simple" xlink:href="#__RefHeading__5316_623846178" text:style-name="Index_20_Link" text:visited-style-name="Index_20_Link">2.4 Suposições de dependências<text:tab/>10</text:a></text:p>
          <text:p text:style-name="P63"><text:a xlink:type="simple" xlink:href="#__RefHeading__5078_623846178" text:style-name="Index_20_Link" text:visited-style-name="Index_20_Link">3. Requisitos Funcionais<text:tab/>10</text:a></text:p>
          <text:p text:style-name="P63"><text:a xlink:type="simple" xlink:href="#__RefHeading__5366_623846178" text:style-name="Index_20_Link" text:visited-style-name="Index_20_Link">4. Requisitos Não funcionais<text:tab/>10</text:a></text:p>
          <text:p text:style-name="P63"><text:a xlink:type="simple" xlink:href="#__RefHeading__6290_1002958425" text:style-name="Index_20_Link" text:visited-style-name="Index_20_Link">5. Descrições de Casos de Uso<text:tab/>10</text:a></text:p>
          <text:p text:style-name="P62"><text:a xlink:type="simple" xlink:href="#__RefHeading__5416_623846178" text:style-name="Index_20_Link" text:visited-style-name="Index_20_Link">UC001: Cadastrar cliente<text:tab/>10</text:a></text:p>
          <text:p text:style-name="P62"><text:a xlink:type="simple" xlink:href="#__RefHeading__5418_623846178" text:style-name="Index_20_Link" text:visited-style-name="Index_20_Link">UC002: Selecionar menu do cliente<text:tab/>12</text:a></text:p>
          <text:p text:style-name="P62"><text:a xlink:type="simple" xlink:href="#__RefHeading__5420_623846178" text:style-name="Index_20_Link" text:visited-style-name="Index_20_Link">UC020: Ver dados do cliente<text:tab/>13</text:a></text:p>
          <text:p text:style-name="P62"><text:a xlink:type="simple" xlink:href="#__RefHeading__5424_623846178" text:style-name="Index_20_Link" text:visited-style-name="Index_20_Link">UC04: Remover cadastro do cliente<text:tab/>14</text:a></text:p>
          <text:p text:style-name="P62"><text:a xlink:type="simple" xlink:href="#__RefHeading__5426_623846178" text:style-name="Index_20_Link" text:visited-style-name="Index_20_Link">UC005: Listar pedido do cliente<text:tab/>15</text:a></text:p>
          <text:p text:style-name="P62"><text:a xlink:type="simple" xlink:href="#__RefHeading__5428_623846178" text:style-name="Index_20_Link" text:visited-style-name="Index_20_Link">UC006: Pesquisar Cliente<text:tab/>15</text:a></text:p>
          <text:p text:style-name="P62"><text:a xlink:type="simple" xlink:href="#__RefHeading__10872_393196612" text:style-name="Index_20_Link" text:visited-style-name="Index_20_Link">UC007: Pesquisar Produto<text:tab/>17</text:a></text:p>
          <text:p text:style-name="P62"><text:a xlink:type="simple" xlink:href="#__RefHeading__10218_393196612" text:style-name="Index_20_Link" text:visited-style-name="Index_20_Link">UC008: Selecionar Menu do Produto<text:tab/>18</text:a></text:p>
          <text:p text:style-name="P62"><text:a xlink:type="simple" xlink:href="#__RefHeading__5434_623846178" text:style-name="Index_20_Link" text:visited-style-name="Index_20_Link">UC009: Ver Dados do Produto<text:tab/>19</text:a></text:p>
          <text:p text:style-name="P62"><text:a xlink:type="simple" xlink:href="#__RefHeading__5886_1318164706" text:style-name="Index_20_Link" text:visited-style-name="Index_20_Link">UC021: Remover Produto<text:tab/>20</text:a></text:p>
          <text:p text:style-name="P62"><text:a xlink:type="simple" xlink:href="#__RefHeading__5436_623846178" text:style-name="Index_20_Link" text:visited-style-name="Index_20_Link">UC010: Cadastrar Produto<text:tab/>21</text:a></text:p>
          <text:p text:style-name="P62"><text:a xlink:type="simple" xlink:href="#__RefHeading__10220_393196612" text:style-name="Index_20_Link" text:visited-style-name="Index_20_Link">UC011: Registrar Pedido<text:tab/>24</text:a></text:p>
          <text:p text:style-name="P62"><text:a xlink:type="simple" xlink:href="#__RefHeading__5440_623846178" text:style-name="Index_20_Link" text:visited-style-name="Index_20_Link">UC012: Selecionar Menu de Pedidos<text:tab/>25</text:a></text:p>
          <text:p text:style-name="P62"><text:a xlink:type="simple" xlink:href="#__RefHeading__5442_623846178" text:style-name="Index_20_Link" text:visited-style-name="Index_20_Link">UC013: Ver Dados do Pedido<text:tab/>26</text:a></text:p>
          <text:p text:style-name="P62"><text:a xlink:type="simple" xlink:href="#__RefHeading__5444_623846178" text:style-name="Index_20_Link" text:visited-style-name="Index_20_Link">UC014: Remover Registro do Pedido<text:tab/>27</text:a></text:p>
          <text:p text:style-name="P62"><text:soft-page-break/><text:a xlink:type="simple" xlink:href="#__RefHeading__5446_623846178" text:style-name="Index_20_Link" text:visited-style-name="Index_20_Link">UC015: Exibir relatório de vendas<text:tab/>28</text:a></text:p>
          <text:p text:style-name="P62"><text:a xlink:type="simple" xlink:href="#__RefHeading__5452_623846178" text:style-name="Index_20_Link" text:visited-style-name="Index_20_Link">UC018: Apagar dados do sistema<text:tab/>30</text:a></text:p>
          <text:p text:style-name="P62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67"/>
      <text:h text:style-name="P188" text:outline-level="8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26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49"/>
      <text:p text:style-name="P49"><text:span text:style-name="T4">Este documento especifica um sistema de gerenciamento e controle de vendas para revendedores autônomos e destina-se a clientes, engenheiros, analistas e gerentes envolvidos no desenvolvimento do sistema. O objetivo deste documento é</text:span> <text:span text:style-name="T4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5">e as descrições e diagramas de caso de uso.</text:span></text:p>
      <text:p text:style-name="P49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38"/>
      <text:p text:style-name="P60"><text:tab/></text:p>
      <text:p text:style-name="P50"><text:bookmark text:name="id.2s8eyo1"/></text:p>
      <text:h text:style-name="Heading_20_2" text:outline-level="2"><text:bookmark-start text:name="__RefHeading__4956_623846178"/><text:bookmark text:name="h.17dp8vu"/>1.3 Definições, convenções e acrônimos<text:bookmark-end text:name="__RefHeading__4956_623846178"/><text:bookmark text:name="id.3rdcrjn"/></text:h>
      <text:h text:style-name="P181" text:outline-level="3"><text:bookmark-start text:name="__RefHeading__6299_1002958425"/>1.3.1 Convenções<text:bookmark-end text:name="__RefHeading__6299_1002958425"/></text:h>
      <text:h text:style-name="P180" text:outline-level="4"><text:bookmark-start text:name="__RefHeading__6301_1002958425"/><text:bookmark text:name="h.26in1rg"/>1.3.1.1 Identificação dos Requisitos<text:bookmark-end text:name="__RefHeading__6301_1002958425"/></text:h>
      <text:p text:style-name="P3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Acrônimo</text:p>
          </table:table-cell>
          <table:table-cell table:style-name="Tabela2.A1" office:value-type="string">
            <text:p text:style-name="P24">Significado</text:p>
          </table:table-cell>
          <table:table-cell table:style-name="Tabela2.A1" office:value-type="string">
            <text:p text:style-name="P24">Descrição</text:p>
          </table:table-cell>
        </table:table-row>
        <table:table-row>
          <table:table-cell table:style-name="Tabela2.A3" office:value-type="string">
            <text:p text:style-name="P24">RF</text:p>
          </table:table-cell>
          <table:table-cell table:style-name="Tabela2.B3" office:value-type="string">
            <text:p text:style-name="P24">Requisitos funcionais</text:p>
          </table:table-cell>
          <table:table-cell table:style-name="Tabela2.C3" office:value-type="string">
            <text:p text:style-name="P25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24">RNF</text:p>
          </table:table-cell>
          <table:table-cell table:style-name="Tabela2.B3" office:value-type="string">
            <text:p text:style-name="P24">Requisitos não funcionais</text:p>
          </table:table-cell>
          <table:table-cell table:style-name="Tabela2.C3" office:value-type="string">
            <text:p text:style-name="P25">Requisitos técnicos do software que compõe o sistema, que descrevem atributos que o sistema deve possuir ou restrições sob as quais ele deve operar.</text:p>
          </table:table-cell>
        </table:table-row>
      </table:table>
      <text:p text:style-name="P32"/>
      <text:p text:style-name="P29"><text:soft-page-break/>Por convenção, a referência a requisitos é feita através do nome da subseção onde eles estão descritos, seguido do identificador do requisito, de acordo com o esquema abaixo:</text:p>
      <text:p text:style-name="P29"><text:tab/></text:p>
      <text:p text:style-name="P29">[Nome da subseção. Identificador do requisito]</text:p>
      <text:p text:style-name="P29"/>
      <text:p text:style-name="P29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82" text:outline-level="10"><text:bookmark text:name="id.35nkun2"/></text:h>
      <text:h text:style-name="P180" text:outline-level="4"><text:bookmark-start text:name="__RefHeading__5306_623846178"/><text:bookmark text:name="h.1ksv4uv"/>1.3.1.2 Prioridade dos requisitos<text:bookmark-end text:name="__RefHeading__5306_623846178"/></text:h>
      <text:p text:style-name="P49"/>
      <text:p text:style-name="P29">Para estabelecer a prioridade dos requisitos foram adotadas as denominações “essencial”, “importante” e “desejável”.</text:p>
      <text:p text:style-name="P29"/>
      <text:list xml:id="list6320482522105288932" text:style-name="L1">
        <text:list-item>
          <text:p text:style-name="P134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34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34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37"/>
      <text:h text:style-name="P183" text:outline-level="10"/>
      <text:p text:style-name="P37"/>
      <text:p text:style-name="P38"><text:bookmark text:name="id.44sinio"/></text:p>
      <text:p text:style-name="P37"/>
      <text:h text:style-name="P182" text:outline-level="10"/>
      <text:h text:style-name="P143" text:outline-level="10"/>
      <text:h text:style-name="P143" text:outline-level="10"><text:soft-page-break/></text:h>
      <text:h text:style-name="P143" text:outline-level="10"/>
      <text:h text:style-name="P143" text:outline-level="10"><text:bookmark text:name="id.2jxsxqh"/></text:h>
      <text:h text:style-name="Heading_20_3" text:outline-level="3"><text:bookmark-start text:name="__RefHeading__4960_623846178"/>1.3.2 Definições<text:bookmark-end text:name="__RefHeading__4960_623846178"/></text:h>
      <text:p text:style-name="P3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Termo</text:p>
          </table:table-cell>
          <table:table-cell table:style-name="Tabela3.A1" office:value-type="string">
            <text:p text:style-name="P25">Descrição</text:p>
          </table:table-cell>
        </table:table-row>
        <table:table-row>
          <table:table-cell table:style-name="Tabela3.A4" office:value-type="string">
            <text:p text:style-name="P147">PDF</text:p>
          </table:table-cell>
          <table:table-cell table:style-name="Tabela3.B4" office:value-type="string">
            <text:p text:style-name="P190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4" office:value-type="string">
            <text:p text:style-name="P148"><text:span text:style-name="T115">TCP/IP</text:span></text:p>
          </table:table-cell>
          <table:table-cell table:style-name="Tabela3.B4" office:value-type="string">
            <text:p text:style-name="P151"><text:span text:style-name="T115">TCP/IP é o principal protocolo de envio e recebimento de dados na Internet. TCP significa Transmission Control Protocol (Protocolo de Controle de Transmissão) e o IP, Internet Protocol (Protocolo de Internet).</text:span></text:p>
          </table:table-cell>
        </table:table-row>
        <table:table-row>
          <table:table-cell table:style-name="Tabela3.A4" office:value-type="string">
            <text:p text:style-name="P149">Protocolo</text:p>
          </table:table-cell>
          <table:table-cell table:style-name="Tabela3.B4" office:value-type="string">
            <text:p text:style-name="P159"><text:span text:style-name="T13"><text:s/>Protocolo é uma espécie de linguagem que permite com que dois ou mais computadores se comuniquem na rede, independente de estarem na mesma rede ou não.</text:span></text:p>
          </table:table-cell>
        </table:table-row>
        <table:table-row table:style-name="Tabela3.5">
          <table:table-cell table:style-name="Tabela3.A5" office:value-type="string">
            <text:p text:style-name="P152"><text:span text:style-name="T115">Servidor Web</text:span></text:p>
          </table:table-cell>
          <table:table-cell table:style-name="Tabela3.B5" office:value-type="string">
            <text:p text:style-name="P157"><text:span text:style-name="T114">Servidor Web é uma máquina que possui um alto poder de processamento, e que nela se encontra um software que administra e armazena dados (geralmente páginas Web), os quais são acessados por qualquer usuário, independente de sua geolocalização.</text:span></text:p>
          </table:table-cell>
        </table:table-row>
        <table:table-row table:style-name="Tabela3.5">
          <table:table-cell table:style-name="Tabela3.A6" office:value-type="string">
            <text:p text:style-name="P152"><text:span text:style-name="T115">Banco de dados</text:span></text:p>
          </table:table-cell>
          <table:table-cell table:style-name="Tabela3.B6" office:value-type="string">
            <text:p text:style-name="P158"><text:span text:style-name="T114">Banco de dados é uma coleção de dados relacionados e armazenados em algum dispositivo.</text:span></text:p>
          </table:table-cell>
        </table:table-row>
        <table:table-row table:style-name="Tabela3.5">
          <table:table-cell table:style-name="Tabela3.A7" office:value-type="string">
            <text:p text:style-name="P155">Internet</text:p>
          </table:table-cell>
          <table:table-cell table:style-name="Tabela3.B7" office:value-type="string">
            <text:p text:style-name="P157"><text:span text:style-name="T114">Internet é um conjunto de redes mundialmente conectadas, permitindo que computadores consigam se conectar e trocar informações independente de sua geolocalização.</text:span></text:p>
          </table:table-cell>
        </table:table-row>
        <table:table-row table:style-name="Tabela3.5">
          <table:table-cell table:style-name="Tabela3.A8" office:value-type="string">
            <text:p text:style-name="P153">Componente computacional</text:p>
          </table:table-cell>
          <table:table-cell table:style-name="Tabela3.B8" office:value-type="string">
            <text:p text:style-name="P150"><text:span text:style-name="T113">Um componente computacional é um dispositivo eletrônico que se destina a receber e processar dados para a realização de diversas operações</text:span></text:p>
          </table:table-cell>
        </table:table-row>
        <table:table-row table:style-name="Tabela3.5">
          <table:table-cell table:style-name="Tabela3.A9" office:value-type="string">
            <text:p text:style-name="P154">Tempo de resposta</text:p>
          </table:table-cell>
          <table:table-cell table:style-name="Tabela3.B9" office:value-type="string">
            <text:p text:style-name="P156"><text:span text:style-name="T113">Tempo de resposta é o espaço de tempo utilizado por algum componente computacional para processar a informação inserida pelo usuário</text:span></text:p>
          </table:table-cell>
        </table:table-row>
      </table:table>
      <text:p text:style-name="P160"/>
      <text:h text:style-name="Heading_20_2" text:outline-level="2"><text:soft-page-break/></text:h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38"/>
      <text:p text:style-name="P27">Esta subseção apresenta as referências aos documentos que utilizamos no auxílio à construção deste documento de requisitos:</text:p>
      <text:p text:style-name="P27"/>
      <text:list xml:id="list4871653090466580334" text:style-name="LS2">
        <text:list-item>
          <text:p text:style-name="P146">Página da disciplina de engenharia de requisitos: http://migre.me/lWMLC</text:p>
        </text:list-item>
        <text:list-item>
          <text:p text:style-name="P146">SOMMERVILLE, I. Engenharia de Software. 9ª ed. São Paulo: Pearson Prentice Hall, 2011.</text:p>
        </text:list-item>
      </text:list>
      <text:p text:style-name="P61"/>
      <text:h text:style-name="P187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48"/>
      <text:p text:style-name="P29">Este documento está disposto na seguinte organização:</text:p>
      <text:p text:style-name="P29"/>
      <text:list xml:id="list4361846291159237314" text:style-name="L2">
        <text:list-item>
          <text:p text:style-name="P135">Seção 1 – Contém uma introdução ao documento de requisitos e as especificações do sistema.</text:p>
        </text:list-item>
        <text:list-item>
          <text:p text:style-name="P135">Seção 2 – Traz uma descrição de forma geral sobre o sistema.</text:p>
        </text:list-item>
        <text:list-item>
          <text:p text:style-name="P135">Seção 3 – Requisitos funcionais: lista os requisitos funcionais do sistema, especificando seus objetivos e prioridades.</text:p>
        </text:list-item>
        <text:list-item>
          <text:p text:style-name="P135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36">Seção 5 – Contém as descrições <text:span text:style-name="T54">e digramas</text:span> dos casos de uso.</text:p>
        </text:list-item>
      </text:list>
      <text:h text:style-name="P179" text:outline-level="1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9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39"/>
      <text:p text:style-name="P31"><text:tab/>Faz-se necessário informatizar o processo de <text:span text:style-name="T56">entrega e elaboração</text:span> <text:span text:style-name="T56">dos relatórios de frequência mensais realizados pelos monitores e pesquisadores</text:span>, visto que os mesmos, em sua maioria, realizam esse processo de <text:span text:style-name="T57">forma</text:span> <text:span text:style-name="T57">presencial e </text:span>manuscrita, <text:span text:style-name="T57">respectivamente</text:span>. O processo manuscrito é <text:span text:style-name="T56">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span></text:p>
      <text:p text:style-name="P33"><text:tab/>A implementação de um software <text:span text:style-name="T56">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span></text:p>
      <text:p text:style-name="P51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text:bookmark text:name="id.147n2zr"/></text:h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h text:style-name="Heading_20_2" text:outline-level="2"><text:bookmark-start text:name="__RefHeading__5314_623846178"/><text:bookmark text:name="h.ihv636"/>2.3 Restrições gerais<text:bookmark-end text:name="__RefHeading__5314_623846178"/></text:h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0"/>
      <text:p text:style-name="Standard"/>
      <text:h text:style-name="P178" text:outline-level="1"><text:soft-page-break/></text:h>
      <text:h text:style-name="P178" text:outline-level="1"/>
      <text:h text:style-name="P178" text:outline-level="1"/>
      <text:h text:style-name="P178" text:outline-level="1"><text:bookmark-start text:name="__RefHeading__5078_623846178"/>3. Requisitos Funcionais<text:bookmark-end text:name="__RefHeading__5078_623846178"/></text:h>
      <text:p text:style-name="P22"/>
      <text:p text:style-name="P15">3.1 Está seção grupa requisitos gerais da aplicação</text:p>
      <text:p text:style-name="P15"/>
      <text:p text:style-name="P16">RF001 – Fornecer perspectivas <text:span text:style-name="T77">diferentes por usuário</text:span></text:p>
      <text:p text:style-name="P91"><text:tab/>O sistema deve fornecer perspectivas <text:span text:style-name="T76">diferentes para os diferentes usuários e que essas forneçam</text:span> serviços diferentes, <text:span text:style-name="T76">dado o tipo do usuário que está utilizando o sistema,</text:span> <text:span text:style-name="T76">seja ele um aluno ou supervisor</text:span>.</text:p>
      <text:p text:style-name="P16"/>
      <text:p text:style-name="P15">RF030 – <text:span text:style-name="T87">Criação</text:span> de documentos PDF <text:span text:style-name="T85">a partir de relatórios de frequência mensal</text:span></text:p>
      <text:p text:style-name="P15"><text:tab/>O sistema deve ser capaz de gerar um documento <text:span text:style-name="T75">no formato</text:span> PDF a partir de um relatório de frequência de um aluno, seja ele um monitor ou pesquisador, <text:span text:style-name="T74">seguindo o especificado no RNF01</text:span>. <text:span text:style-name="T83">Este documento contém todas as informações de cadastro de relatórios apresentados no RF016 e RF020.</text:span></text:p>
      <text:p text:style-name="P15"/>
      <text:p text:style-name="P19">RF040 – Criação de documentos <text:span text:style-name="T92">de confirmação de relatórios de frequência em PDF</text:span></text:p>
      <text:p text:style-name="P117"><text:tab/><text:span text:style-name="T92">O sistema deve gerar </text:span>um documento PDF<text:span text:style-name="T88">, de confirmação de recebimento de um relatório de frequência mensal de um aluno, monitor ou pesquisador, seguindo o especificado no RNF001, que contém as informações do documento relativas a confirmação de entrega do relatório.</text:span></text:p>
      <text:p text:style-name="P19"/>
      <text:p text:style-name="P92">RF032 – Cadastro de usuários supervisores </text:p>
      <text:p text:style-name="P92"><text:tab/><text:span text:style-name="T102">O sistema deve possibilitar que o usuário administrador realize o cadastro de um usuário supervisor. Para isso, o administrador deve fornecer: o siape do supervisor, o nome do supervisor, seu departamento, o e-mail do suupervisor e a assinatura do mesmo, como especificado no RF020.</text:span></text:p>
      <text:p text:style-name="P92"><text:tab/></text:p>
      <text:p text:style-name="P17">RF031 – Disponibilizar um login </text:p>
      <text:p text:style-name="P17"><text:tab/>O sistema deve possibilitar que o <text:span text:style-name="T79">usuário, aluno ou supervisor, realize o login no sistema e esse deve ser diferente para cada tipo de usuário, como especificado no RF001. Um usuário aluno deve realizar o login utilizando sua matrícula e o usuário supervisor deve utilizar o seu siape.</text:span></text:p>
      <text:p text:style-name="P18"/>
      <text:p text:style-name="P80"/>
      <text:p text:style-name="P80"><text:soft-page-break/></text:p>
      <text:p text:style-name="P82"><text:line-break/></text:p>
      <text:p text:style-name="P82"/>
      <text:p text:style-name="P82">3.1. Está seção agrupa os requisitos referentes aos supervisores.</text:p>
      <text:p text:style-name="P106"/>
      <text:p text:style-name="P106">RF00<text:span text:style-name="T61">2</text:span> – Cadastrar <text:span text:style-name="T105">aluno</text:span> <text:span text:style-name="T58">monitor</text:span></text:p>
      <text:p text:style-name="P107"><text:tab/>O sistema deve fornecer a opção de um usuário <text:span text:style-name="T58">supervisor</text:span> cadastrar um aluno <text:span text:style-name="T58">monitor</text:span>. Para cadastrar <text:span text:style-name="T59">este</text:span>, o <text:span text:style-name="T65">supervisor</text:span> deverá informar o nome, <text:span text:style-name="T58">e-mail, matricula</text:span>, curso, <text:span text:style-name="T58">nome do orientador e disciplina. </text:span>Após preencher as informações de cadastro de um aluno <text:span text:style-name="T59">monitor</text:span>, o sistema deve verificar se este aluno já está cadastrado, se estiver, o sistema deverá informar essa situação ao <text:span text:style-name="T65">usuário supervisor</text:span>. Todos os campos são obrigatórios.</text:p>
      <text:p text:style-name="P127"/>
      <text:p text:style-name="P108">RF00<text:span text:style-name="T61">3</text:span> – <text:span text:style-name="T60">Disponibilizar listagem de</text:span> alunos <text:span text:style-name="T60">monitores cadastrados</text:span></text:p>
      <text:p text:style-name="P108"><text:tab/>O sistema deve ser capaz de apresentar para o usuário <text:span text:style-name="T66">supervisor</text:span> uma listagem dos alunos <text:span text:style-name="T60">monitores já </text:span>cadastrados. Se não <text:span text:style-name="T61">existirem</text:span> cadastrados, o sistema deverá informar essa situação ao usuário.</text:p>
      <text:p text:style-name="P118"/>
      <text:p text:style-name="P119">RF00<text:span text:style-name="T68">4</text:span> – Editar cadastro do aluno</text:p>
      <text:p text:style-name="P119"><text:tab/>O sistema deve permitir que um supervisor edite as informações de cadastro de um aluno já cadastrado.</text:p>
      <text:p text:style-name="P108"/>
      <text:p text:style-name="P109">RF00<text:span text:style-name="T68">5 -</text:span> <text:span text:style-name="T60">Disponibilizar listagem de</text:span> alunos <text:span text:style-name="T62">pesquisadores cadastrados</text:span></text:p>
      <text:p text:style-name="P120"><text:tab/>O sistema deve ser capaz de apresentar para o usuário <text:span text:style-name="T66">supervisor</text:span> uma listagem dos alunos <text:span text:style-name="T62">pesquisadores já </text:span>cadastrados. Se não existirem cadastrados, o sistema deverá informar essa situação ao usuário.</text:p>
      <text:p text:style-name="P109"/>
      <text:p text:style-name="P110">RF007 – Buscar aluno</text:p>
      <text:p text:style-name="P121"><text:tab/>O <text:span text:style-name="T63">supervisor</text:span> deve poder realizar uma busca de um aluno já cadastrado, <text:span text:style-name="T63">seja ele um monitor ou pesquisador,</text:span> informando <text:span text:style-name="T63">como critério de pesquisa, a matrícula</text:span> desse aluno. Se o aluno não for encontrado, o sistema deverá informar ao usuário que o aluno não está cadastrado.</text:p>
      <text:p text:style-name="P121"/>
      <text:p text:style-name="P122"/>
      <text:p text:style-name="P122"/>
      <text:p text:style-name="P122"/>
      <text:p text:style-name="P122"/>
      <text:p text:style-name="P122"/>
      <text:p text:style-name="P122">RF00<text:span text:style-name="T72">8</text:span> – Disponibilizar listagem de relatórios de um aluno</text:p>
      <text:p text:style-name="P122"><text:soft-page-break/><text:tab/>O sistema deve <text:span text:style-name="T67">permitir que</text:span> o usuário supervisor <text:span text:style-name="T67">escolha um aluno, monitor ou pesquisador, apresentado nas listagens dos mesmos, descritas no RF003 e RF004, ou apresentado em uma pesquisa por aluno realizada, como elicitado no RF007, para visualizar os relatórios de frequência deste.</text:span></text:p>
      <text:p text:style-name="P124">Requisitos relacionados: RF003, RF004.</text:p>
      <text:p text:style-name="P102"/>
      <text:p text:style-name="P123">RF00<text:span text:style-name="T72">8</text:span> – Disponibilizar <text:span text:style-name="T111">acesso a dados cadastrais </text:span>de um aluno</text:p>
      <text:p text:style-name="P123"><text:tab/>O sistema deve <text:span text:style-name="T67">permitir que</text:span> o usuário supervisor <text:span text:style-name="T67">escolha um aluno, monitor ou pesquisador, apresentado nas listagens dos mesmos, descritas no RF003 e RF004, ou apresentado em uma pesquisa por aluno realizada, como elicitado no RF007, para visualizar os seus dados cadastrais, permitindo que estes sejam alterados como informado no RF004.</text:span></text:p>
      <text:p text:style-name="P125"/>
      <text:p text:style-name="P122">RF00<text:span text:style-name="T72">9</text:span> – Disponibilizar critérios <text:span text:style-name="T69">de período</text:span> <text:span text:style-name="T69">para</text:span> listagem e visualização de relatórios</text:p>
      <text:p text:style-name="P122"><text:tab/>O sistema deve permitir que a listagem ou apresentação de relatórios de frequência mensal possa ser filtrada por mês e ou ano.</text:p>
      <text:p text:style-name="P99"/>
      <text:p text:style-name="P98">RF0<text:span text:style-name="T72">10</text:span> – Disponibilizar critérios de modalidade para listagem e visualização de relatórios</text:p>
      <text:p text:style-name="P98"><text:tab/>O sistema deve permitir <text:span text:style-name="T72">que a listagem de relatórios de frequência mensal possa ser filtrada por tipo de cadastro do aluno, este pode variar entre: aluno monitor e aluno pesquisador.</text:span></text:p>
      <text:p text:style-name="P100"/>
      <text:p text:style-name="P101">RF0<text:span text:style-name="T72">11</text:span>– Disponibilizar critérios de estado para listagem e visualização de relatórios</text:p>
      <text:p text:style-name="P101"><text:tab/>O sistema deve permitir que a listagem ou apresentação de relatórios de frequência mensal possa ser filtrada por estado, sendo os seguintes estados: pendente, <text:span text:style-name="T70">entregue e confirmado. Caso o relatório esteja em estado entregue e esteja sendo consultado por um usuário supervisor a opção de confirmar o recebimento do mesmo deve ser apresentada ao usuário, como elicitado no RF019.</text:span></text:p>
      <text:p text:style-name="P105"/>
      <text:p text:style-name="P102"/>
      <text:p text:style-name="P102"/>
      <text:p text:style-name="P102"/>
      <text:p text:style-name="P102"/>
      <text:p text:style-name="P102"/>
      <text:p text:style-name="P102">RF0<text:span text:style-name="T72">12</text:span> – Disponibilizar listagem de relatórios <text:span text:style-name="T81">para supervisores</text:span></text:p>
      <text:p text:style-name="P104"><text:tab/>O sistema deve ser capaz de apresentar uma lista dos relatórios de frequência, esta deve apresentar o nome e matrícula do aluno, o mês <text:span text:style-name="T71">e ano</text:span> referente ao <text:span text:style-name="T95">relatório, o tipo de aluno, se é monitor ou pesquisador,</text:span> <text:span text:style-name="T86">e</text:span> <text:span text:style-name="T82">a opção de impressão do relatório, elicitada em RF013, para todos os alunos cadastrados no sistema.</text:span> <text:span text:style-name="T82">Podem ser </text:span><text:soft-page-break/><text:span text:style-name="T82">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span></text:p>
      <text:p text:style-name="P112"/>
      <text:p text:style-name="P111">RF020 – Assinatura do usuário supervisor</text:p>
      <text:p text:style-name="P111"><text:tab/><text:span text:style-name="T89">O sistema deve permitir que o usuário supervisor digitalize a sua assinatura a ser utilizada nos documentos PDF que confirmam o recebimento de um relatório de frequência mensal.</text:span></text:p>
      <text:p text:style-name="P113"/>
      <text:p text:style-name="P113">RF013 – Possibilitar a impressão de um relatório <text:span text:style-name="T96">pelo supervisor</text:span></text:p>
      <text:p text:style-name="P114"><text:tab/><text:span text:style-name="T73">O sistema deve possibilitar que um supervisor, dada a escolha do aluno elicitada no RF008, imprima o relatório de frequência deste, gerado em formato PDF, como especificado no RF030.</text:span></text:p>
      <text:p text:style-name="P115"/>
      <text:p text:style-name="P116">RF019 – Disponibilizar a confirmação do recebimento de relatórios</text:p>
      <text:p text:style-name="P116"><text:tab/>Nas listagens ou visualização de relatórios que se encontram no estado entregue a opção de confirmar o recebimento do relatório deve ser apresentada ao usuário supervisor. O ato de confirmar implica o envio para o usuário <text:span text:style-name="T91">aluno de um documento PDF, descrito no RF040, que contém as seguintes informações: nome do estudante, matrícula, nome da disciplina, nome do curso, data de recebimento e siape do, usuário supervisor que confirma o recebimento. Confirmar o recebimento do relatório, altera o estado do mesmo de entregue para confirmado. </text:span></text:p>
      <text:p text:style-name="P81"/>
      <text:p text:style-name="P14">3.2 Está seção agrupa os requisitos referentes aos <text:span text:style-name="T58">alunos</text:span></text:p>
      <text:p text:style-name="P74"/>
      <text:p text:style-name="P77">RF031 – Complemento de cadastro do aluno</text:p>
      <text:p text:style-name="P77"><text:tab/>O sistema deve <text:span text:style-name="T90">exigir</text:span> que o usuário aluno, monitor ou pesquisador, que realiza o seu primeiro acesso, complemente o seu cadastro, <text:span text:style-name="T90">esse deve informar: o horário de entrada e saída de suas atividades acadêmicas, a carga horaria mensal e digitalizar sua assinatura como elicitado no RF020.</text:span></text:p>
      <text:p text:style-name="P78"/>
      <text:p text:style-name="P79"/>
      <text:p text:style-name="P79"/>
      <text:p text:style-name="P79">RF016 – Cadastrar um relatório <text:span text:style-name="T78">de frequência mensal de monitoria</text:span></text:p>
      <text:p text:style-name="P83"><text:tab/>O sistema deve estar apto a permitir o cadastro dos relatórios de frequência mensal realizado pelos <text:span text:style-name="T78">monitores, para este cadastro as seguintes informações já coletadas no cadastro do usuário monitor, descrito no RF002 e no RF031. O usuário aluno deve informar: para cada semana do mês, o resumo de suas atividades </text:span><text:soft-page-break/><text:span text:style-name="T78">semanais informando a data de cada dia da semana, e se este desejar, pode informar uma observação, com limite de uma obervação por resumo semanal. Após realizar o cadastro, o usuário aluno pode optar por enviar o relatório ou não. </text:span></text:p>
      <text:p text:style-name="P88"/>
      <text:p text:style-name="P19">RF020 – Assinatura do <text:span text:style-name="T88">usuário </text:span>aluno</text:p>
      <text:p text:style-name="P19"><text:tab/>O sistema deve permitir que o usuário aluno, monitor ou pesquisador, digitalize a sua assinatura a ser utilizada <text:span text:style-name="T90">na impressão</text:span> <text:span text:style-name="T90">d</text:span>o relatório de frequência mensal.</text:p>
      <text:p text:style-name="P19"/>
      <text:p text:style-name="P103"/>
      <text:p text:style-name="P103">RF0<text:span text:style-name="T96">21</text:span> – Disponibilizar listagem de relatórios <text:span text:style-name="T81">para alunos</text:span></text:p>
      <text:p text:style-name="P103"><text:tab/>O sistema deve ser capaz de apresentar uma lista dos relatórios de frequência, esta deve apresentar o nome e matrícula do aluno, o mês <text:span text:style-name="T71">e ano</text:span> referente ao <text:span text:style-name="T95">relatório,</text:span> <text:span text:style-name="T86">e</text:span> <text:span text:style-name="T82">a opção de impressão do relatório, elicitada em RF013, para o usuário aluno logado no sistema.</text:span> <text:span text:style-name="T82">Podem ser 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span></text:p>
      <text:p text:style-name="P86"/>
      <text:p text:style-name="P85"><text:span text:style-name="T80">RF017 – Disponibilizar alteração de</text:span> senha </text:p>
      <text:p text:style-name="P87"><text:tab/><text:span text:style-name="T80">O sistema deve possibilitar que o usuário aluno, seja monitor ou pesquisador, e supervisor, altere a sua senha. </text:span></text:p>
      <text:p text:style-name="P84"/>
      <text:p text:style-name="P85"><text:span text:style-name="T81">RF018 – </text:span>Requisitar nova senha </text:p>
      <text:p text:style-name="P90"><text:tab/>O sistema deve possibilitar que o usuário aluno, seja monitor ou pesquisador, requisite uma nova senha em caso de perda de acesso ao sistema devido a esquecimento de senha. Para isso, <text:span text:style-name="T104">o aluno preciso</text:span> solicitar o envio de uma nova senha, e esta será enviada <text:span text:style-name="T93">para</text:span> e-mail o aluno.</text:p>
      <text:p text:style-name="P93"/>
      <text:p text:style-name="P162">RF025 – Solicitar alteração dos dados cadastrais</text:p>
      <text:p text:style-name="P162"><text:tab/><text:span text:style-name="T103">O sistema deve possibilitar que um usuário aluno solicite a um usuário supervisor a alteração de seus dados cadastrais.</text:span></text:p>
      <text:p text:style-name="P94"/>
      <text:p text:style-name="P163"/>
      <text:p text:style-name="P163">RF026 – Remover relatório de frequência cadastrado</text:p>
      <text:p text:style-name="P163"><text:tab/>O sistema deve possibilitar a remoção de um relatório de frequência já cadastrado, desde que este já tenha sido disponibilizado para o usuário supervisor <text:span text:style-name="T105">e este tenha confirmado, e</text:span> que tenha passado um mês desde o cadastro <text:span text:style-name="T105">do relatório a ser removido</text:span>.</text:p>
      <text:p text:style-name="P126"><text:soft-page-break/></text:p>
      <text:p text:style-name="P126">RF028 – Disponibilizar seleção de relatório de frequência</text:p>
      <text:p text:style-name="P128"><text:tab/>O sistema deve permitir que um relatório apresentado nas listagens, descritas <text:s/>no RF021, RF012 <text:span text:style-name="T125">e</text:span> <text:span text:style-name="T124">RF008, possa ser escolhida para que seus dados de cadastro sejam apresentadas a um usuário, supervisor ou aluno. Os dados cadastrais a serem apresentados estão descritos no RF016.</text:span></text:p>
      <text:p text:style-name="P95"/>
      <text:p text:style-name="P130"><text:span text:style-name="T119">RF022 - Visualizar</text:span> confirmação do relatório</text:p>
      <text:p text:style-name="P130"><text:tab/><text:span text:style-name="T125">O sistema deve informar na listagem de relatórios cadastrados, apresentadas no RF021, RF012 e RF008 quando um relatório de frequência sai do estado entregue e entra no estado confirmado enviado o que indica confirmação do recebimento por parte do usuário supervisor, permitindo que o aluno visualize o documento de confirmação ou que imprima como descrito no RF023.</text:span></text:p>
      <text:p text:style-name="P132"/>
      <text:p text:style-name="P131"><text:span text:style-name="T119">RF023 - </text:span>Imprimir confirmação do relatório <text:span text:style-name="T127">de frequência</text:span></text:p>
      <text:p text:style-name="P131"><text:tab/><text:span text:style-name="T127">O sistema deve possibilitar que o usuário aluno imprima o documento que confirma o recebimento de um relatório descrito no RF040.</text:span></text:p>
      <text:p text:style-name="P133"/>
      <text:p text:style-name="P131"><text:span text:style-name="T126">RF024 - </text:span>Editar relatório <text:span text:style-name="T126">de frequência</text:span> não enviado </text:p>
      <text:p text:style-name="P97"><text:tab/><text:span text:style-name="T126">O sistema deve possibilitar que um relatório cadastrado por um usuário aluno e não enviado para o usuário supervisor possa ter seus dados cadastrais alterados.</text:span></text:p>
      <text:p text:style-name="P72"/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20">RNF001 - <text:span text:style-name="T84">Organizacional</text:span></text:p>
      <text:p text:style-name="P96"><text:tab/>Os documentos PDF, gerados a partir das informações de cadastro de relatórios de frequência do sistema d<text:span text:style-name="T84">evem ser estruturados e apresentados como estão anexados no edital de monitoria</text:span><text:span text:style-name="T117"> </text:span><text:span text:style-name="T84">para relatórios de monitores, e de pesquisa, para relatórios de pesquisadores, do período vigente ao usuário que cadastrou o relatório e </text:span><text:span text:style-name="T117">estruturado</text:span><text:span text:style-name="T118">s</text:span><text:span text:style-name="T117"> de acordo com as normas da ABTN</text:span><text:span text:style-name="T84">.</text:span></text:p>
      <text:p text:style-name="P75"><text:span text:style-name="T7"/></text:p>
      <text:p text:style-name="P75"><text:span text:style-name="T8">RNF00</text:span><text:span text:style-name="T9">2</text:span><text:span text:style-name="T11"> – </text:span><text:span text:style-name="T10">Organizacion</text:span><text:span text:style-name="T12">al</text:span></text:p>
      <text:p text:style-name="P73"><text:tab/><text:span text:style-name="T94">O cadastro dos usuários supervisores deve ocorrer mediante solicitação a empresa de desenvolvimento do sistema e este deve ser realizado por um integrante da empresa. </text:span></text:p>
      <text:p text:style-name="P161"/>
      <text:p text:style-name="P161">RNF003 - Usabilidade</text:p>
      <text:p text:style-name="P161"><text:tab/><text:span text:style-name="T116">Um usuário</text:span> treinado deverá preencher um formulário e gerar um documento em formato PDF em no máximo 10 minutos. Um usuário não treinado deverá preencher um formulário e gerar um documento <text:span text:style-name="T116">PDF</text:span> em no máximo 15 minutos.</text:p>
      <text:p text:style-name="P161"><text:soft-page-break/></text:p>
      <text:p text:style-name="P161">RNF004<text:span text:style-name="T116"> – </text:span>Portabilidade</text:p>
      <text:p text:style-name="P161"><text:tab/>O sistema deverá ser compatível com os navegadores Google Chrome nas versões <text:s/>19.0.1084,20.0.1132 e 21.0.1171 <text:s/>e Mozilla Firefox 24.4.0.</text:p>
      <text:p text:style-name="P161"><text:s text:c="2"/></text:p>
      <text:p text:style-name="P161">RNF005 - Direitos sobre propriedade intelectual</text:p>
      <text:p text:style-name="P161"><text:tab/>O sistema não deverá possuir vínculo comercial exclusivo com uma única instituição de ensino.</text:p>
      <text:p text:style-name="P161"/>
      <text:p text:style-name="P161"/>
      <text:p text:style-name="P145"/>
      <text:p text:style-name="P145">RNF006 - Comunicação</text:p>
      <text:p text:style-name="P161"><text:tab/>O sistema deverá utilizar o protocolo TCP/IP para a troca de informações entre os usuários do sistema.</text:p>
      <text:p text:style-name="P161"/>
      <text:p text:style-name="P161">RNF007 - Acesso ao sistema</text:p>
      <text:p text:style-name="P161"><text:tab/>O usuário deverá ter acesso ao sistema por meio de um servidor Web.</text:p>
      <text:p text:style-name="P161"/>
      <text:p text:style-name="P161">RNF008 - Localização do sistema</text:p>
      <text:p text:style-name="P161"><text:tab/>O sistema deverá estar hospedado em um servidor Web.</text:p>
      <text:p text:style-name="P161"/>
      <text:p text:style-name="P161">RNF009 - Falha na conexão</text:p>
      <text:p text:style-name="P161"><text:tab/>O sistema deverá preservar os dados do usuário em seu banco de dados, caso tenham sido salvos no sistema, em caso de falha na conexão com a Internet.</text:p>
      <text:p text:style-name="P161"/>
      <text:p text:style-name="P161">RNF0010 - Falha operacional</text:p>
      <text:p text:style-name="P161"><text:tab/>O sistema deverá preservar os dados do usuário em seu banco de dados, caso tenham sido previamente salvos no sistema, em caso de falha operacional do componente computacional utilizado pelo usuário.</text:p>
      <text:p text:style-name="P161"/>
      <text:p text:style-name="P161">RNF0011 - Desempenho</text:p>
      <text:p text:style-name="P161"><text:tab/>O sistema deverá ter um tempo de resposta de no máximo 2 segundos, ao ser realizada alguma ação no mesmo pelo usuário.</text:p>
      <text:p text:style-name="P14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/>
      <text:h text:style-name="Heading_20_1" text:outline-level="1"/>
      <text:h text:style-name="Heading_20_1" text:outline-level="1"><text:bookmark-start text:name="__RefHeading__6290_1002958425"/><text:span text:style-name="T55">5</text:span>. Descrições de Casos de Uso<text:bookmark-end text:name="__RefHeading__6290_1002958425"/></text:h>
      <text:p text:style-name="P43"/>
      <text:h text:style-name="Heading_20_2" text:outline-level="2"><text:bookmark-start text:name="__RefHeading__5416_623846178"/><text:span text:style-name="T14">UC0</text:span><text:span text:style-name="T18">0</text:span><text:span text:style-name="T14">1</text:span><text:span text:style-name="T21">: C</text:span><text:span text:style-name="T26">adastrar monitor</text:span><text:bookmark-end text:name="__RefHeading__5416_623846178"/></text:h>
      <text:p text:style-name="P45"/>
      <text:p text:style-name="P43"><text:span text:style-name="T14">Atores</text:span><text:span text:style-name="T21">: </text:span><text:span text:style-name="T26">Supervisor</text:span></text:p>
      <text:p text:style-name="P45"/>
      <text:p text:style-name="P166"><text:span text:style-name="T14">Descrição</text:span><text:span text:style-name="T21">: </text:span><text:span text:style-name="T26">O supervisor deseja cadastrar um aluno que realiza a atividade de monitora</text:span><text:span text:style-name="T21">. O Sistema cadastra o </text:span><text:span text:style-name="T26">monitor</text:span><text:span text:style-name="T21"> desejado pelo </text:span><text:span text:style-name="T26">supervisor</text:span><text:span text:style-name="T21">.</text:span></text:p>
      <text:p text:style-name="P45"/>
      <text:p text:style-name="P43"><text:span text:style-name="T14">Requisitos</text:span><text:span text:style-name="T21">: </text:span></text:p>
      <text:p text:style-name="P45"/>
      <text:p text:style-name="P166"><text:span text:style-name="T14">Pré-condição</text:span><text:span text:style-name="T21">: </text:span><text:span text:style-name="T26">Supervisor estar logado no sistema. </text:span><text:span text:style-name="T41">Opção de cadastrar </text:span><text:span text:style-name="T42">um monitor</text:span><text:span text:style-name="T41"> ser </text:span><text:span text:style-name="T43">escolhida</text:span><text:span text:style-name="T41"> no sistema.</text:span></text:p>
      <text:p text:style-name="P45"/>
      <text:p text:style-name="P43"><text:span text:style-name="T14">Pós-condição</text:span><text:span text:style-name="T21">: Sistema cadastra</text:span><text:span text:style-name="T24">r um </text:span><text:span text:style-name="T26">monitor</text:span></text:p>
      <text:p text:style-name="P47"/>
      <text:p text:style-name="P42">Fluxo Principal:</text:p>
      <text:p text:style-name="P46"><text:tab/></text:p>
      <text:p text:style-name="P43"><text:span text:style-name="T33"><text:tab/></text:span><text:span text:style-name="T15">1</text:span><text:span text:style-name="T52">-</text:span><text:span text:style-name="T47">O sistema apresenta ao </text:span><text:span text:style-name="T48">supervisor</text:span><text:span text:style-name="T47"> os seguintes campos </text:span><text:span text:style-name="T48">para serem preenchidos</text:span><text:span text:style-name="T47">:</text:span></text:p>
      <text:p text:style-name="P41"><text:tab/><text:tab/><text:span text:style-name="T44">a) </text:span><text:span text:style-name="T110">Nome do aluno monitor</text:span></text:p>
      <text:p text:style-name="P41"><text:tab/><text:tab/><text:span text:style-name="T45">b) </text:span><text:span text:style-name="T110">Nome do orientador</text:span></text:p>
      <text:p text:style-name="P41"><text:tab/><text:tab/><text:span text:style-name="T45">b) </text:span><text:span text:style-name="T110">Nome do curso</text:span></text:p>
      <text:p text:style-name="P41"><text:span text:style-name="T45"><text:tab/><text:tab/>c) </text:span><text:span text:style-name="T110">Número de matrícula do aluno</text:span></text:p>
      <text:p text:style-name="P41"><text:tab/><text:tab/></text:p>
      <text:p text:style-name="P43"><text:span text:style-name="T14"><text:tab/></text:span><text:span text:style-name="T15">2-</text:span><text:span text:style-name="T34">Para(cada campo preenchido pelo </text:span><text:span text:style-name="T39">supervisor</text:span><text:span text:style-name="T34">)</text:span></text:p>
      <text:p text:style-name="P44"><text:span text:style-name="T34"><text:tab/><text:tab/></text:span><text:span text:style-name="T15">2.1-</text:span><text:span text:style-name="T34">O sistema verifica se o dado inserido no campo é valido</text:span></text:p>
      <text:p text:style-name="P43"><text:span text:style-name="T33"><text:tab/></text:span><text:span text:style-name="T16">3</text:span><text:span text:style-name="T33">-O sistema verifica se o campo nome está preenchido</text:span></text:p>
      <text:p text:style-name="P165"><text:span text:style-name="T33"><text:tab/></text:span><text:span text:style-name="T16">4</text:span><text:span text:style-name="T14">-</text:span><text:span text:style-name="T33">O sistema verifica se o </text:span><text:span text:style-name="T39">monitor</text:span><text:span text:style-name="T33"> </text:span><text:span text:style-name="T35">já</text:span><text:span text:style-name="T33"> está cadastrado</text:span></text:p>
      <text:p text:style-name="P43"><text:soft-page-break/><text:span text:style-name="T33"><text:tab/></text:span><text:span text:style-name="T16">5</text:span><text:span text:style-name="T14">-</text:span><text:span text:style-name="T33">O sistema disponibiliza a opção do </text:span><text:span text:style-name="T39">supervisor</text:span><text:span text:style-name="T33"> confirmar o cadastro</text:span></text:p>
      <text:p text:style-name="P34"><text:span text:style-name="T21"><text:tab/></text:span><text:span text:style-name="T16">6</text:span><text:span text:style-name="T14">-</text:span><text:span text:style-name="T33">O </text:span><text:span text:style-name="T39">supervisor</text:span><text:span text:style-name="T33"> seleciona a opção de confirmar o cadastro</text:span></text:p>
      <text:p text:style-name="P35"><text:span text:style-name="T33"><text:tab/></text:span><text:span text:style-name="T17">7</text:span><text:span text:style-name="T16">-</text:span><text:span text:style-name="T35">O sistema </text:span><text:span text:style-name="T36">cadastra </text:span><text:span text:style-name="T37">o</text:span><text:span text:style-name="T36"> </text:span><text:span text:style-name="T39">monitor</text:span></text:p>
      <text:p text:style-name="P36"><text:tab/></text:p>
      <text:p text:style-name="P168"><text:span text:style-name="T20">Fluxo Alternativo 1:</text:span></text:p>
      <text:p text:style-name="P45"/>
      <text:p text:style-name="P165"><text:span text:style-name="T14"><text:tab/></text:span><text:span text:style-name="T33">No passo </text:span><text:span text:style-name="T38">4</text:span><text:span text:style-name="T21"> do fluxo principal, pode ser que o </text:span><text:span text:style-name="T27">monitor</text:span><text:span text:style-name="T21"> já tenha cadastro. Nesse caso o sistema exibi uma mensagem avisando que o </text:span><text:span text:style-name="T27">monitor</text:span><text:span text:style-name="T21"> já está cadastrado no sistema, não cadastrando o</text:span><text:span text:style-name="T22">s dados inseridos</text:span><text:span text:style-name="T23"> </text:span><text:span text:style-name="T25">e permitindo que o </text:span><text:span text:style-name="T27">supervisor</text:span><text:span text:style-name="T25"> insira os dados nos campos novamente no passo 2</text:span><text:span text:style-name="T21">.</text:span></text:p>
      <text:p text:style-name="P42"/>
      <text:h text:style-name="P185" text:outline-level="2"/>
      <text:h text:style-name="P185" text:outline-level="2"><text:span text:style-name="T14">UC0</text:span><text:span text:style-name="T18">0</text:span><text:span text:style-name="T19">2</text:span><text:span text:style-name="T21">: </text:span><text:span text:style-name="T28">Buscar aluno</text:span></text:h>
      <text:p text:style-name="P137"/>
      <text:p text:style-name="P166"><text:span text:style-name="T14">Atores</text:span><text:span text:style-name="T21">: </text:span><text:span text:style-name="T26">Supervisor</text:span></text:p>
      <text:p text:style-name="P137"/>
      <text:p text:style-name="P166"><text:span text:style-name="T14">Descrição</text:span><text:span text:style-name="T21">: </text:span><text:span text:style-name="T26">O supervisor deseja </text:span><text:span text:style-name="T28">buscar</text:span><text:span text:style-name="T26"> </text:span><text:span text:style-name="T28">o cadastro</text:span><text:span text:style-name="T26"> </text:span><text:span text:style-name="T28">de um aluno</text:span><text:span text:style-name="T26"> </text:span><text:span text:style-name="T28">no sistema, seja ele um monitor ou pesquisador</text:span><text:span text:style-name="T21">. O Sistema </text:span><text:span text:style-name="T28">realiza a busca e apresenta os dados cadastrais do aluno ao supervisor</text:span><text:span text:style-name="T21">.</text:span></text:p>
      <text:p text:style-name="P137"/>
      <text:p text:style-name="P166"><text:span text:style-name="T14">Requisitos</text:span><text:span text:style-name="T21">: </text:span></text:p>
      <text:p text:style-name="P137"/>
      <text:p text:style-name="P166"><text:span text:style-name="T14">Pré-condição</text:span><text:span text:style-name="T21">: </text:span><text:span text:style-name="T26">Supervisor estar logado no sistema. </text:span><text:span text:style-name="T41">Opção de </text:span><text:span text:style-name="T43">buscar um aluno</text:span><text:span text:style-name="T41"> ser </text:span><text:span text:style-name="T43">escolhida</text:span><text:span text:style-name="T41"> no sistema.</text:span></text:p>
      <text:p text:style-name="P137"/>
      <text:p text:style-name="P166"><text:span text:style-name="T14">Pós-condição</text:span><text:span text:style-name="T21">: </text:span><text:span text:style-name="T29">Sistema apresenta os dados cadastrais do aluno buscado pelo supervisor</text:span><text:span text:style-name="T30">.</text:span></text:p>
      <text:p text:style-name="P141"/>
      <text:p text:style-name="P171">Fluxo Principal:</text:p>
      <text:p text:style-name="P139"><text:tab/></text:p>
      <text:p text:style-name="P166"><text:span text:style-name="T33"><text:tab/></text:span><text:span text:style-name="T15">1</text:span><text:span text:style-name="T52">-</text:span><text:span text:style-name="T47">O sistema apresenta ao </text:span><text:span text:style-name="T48">supervisor</text:span><text:span text:style-name="T47"> </text:span><text:span text:style-name="T49">um campo de busca </text:span><text:span text:style-name="T50">e</text:span><text:span text:style-name="T49"> informa que a busca pode ser realizada por número de matrícula.</text:span></text:p>
      <text:p text:style-name="P166"><text:span text:style-name="T49"><text:tab/></text:span><text:span text:style-name="T53">2-</text:span><text:span text:style-name="T49">Supervisor preenche o campo de busca com a matrícula </text:span><text:span text:style-name="T51">do aluno desejado.</text:span></text:p>
      <text:p text:style-name="P166"><text:span text:style-name="T49"><text:tab/></text:span><text:span text:style-name="T53">3-</text:span><text:span text:style-name="T49">O sistema busca o aluno utilizando como critério o valor colocado no campo de busca.</text:span></text:p>
      <text:p text:style-name="P166"><text:tab/><text:span text:style-name="T46">4-</text:span><text:span text:style-name="T107">O sistema apresenta o nome do aluno, o seu número de matrícula, o tipo do aluno, se é um monitor ou pesquisador e permite que o supervisor </text:span><text:span text:style-name="T109">escolha</text:span><text:span text:style-name="T107"> o aluno apresentado </text:span><text:span text:style-name="T109">para visualizar mais informações.</text:span></text:p>
      <text:p text:style-name="P166"><text:span text:style-name="T107"><text:tab/></text:span><text:span text:style-name="T46">5-</text:span><text:span text:style-name="T107">se ( supervisor seleciona</text:span><text:span text:style-name="T108">r</text:span><text:span text:style-name="T107"> aluno )</text:span></text:p>
      <text:p text:style-name="P166"><text:span text:style-name="T107"><text:tab/><text:tab/></text:span><text:span text:style-name="T46">5.1-</text:span><text:span text:style-name="T107"> extend </text:span><text:span text:style-name="T108">S</text:span><text:span text:style-name="T107">elecionar aluno</text:span></text:p>
      <text:p text:style-name="P166"><text:span text:style-name="T107"><text:tab/></text:span><text:span text:style-name="T46">6-</text:span><text:span text:style-name="T107"> O supervisor visualiza as informações apresentadas pelo sistema</text:span></text:p>
      <text:p text:style-name="P166"><text:span text:style-name="T107"><text:tab/></text:span><text:span text:style-name="T46">7-</text:span><text:span text:style-name="T107"> O caso de uso é encerrado.</text:span></text:p>
      <text:p text:style-name="P166"><text:span text:style-name="T49"><text:tab/></text:span></text:p>
      <text:p text:style-name="P166"><text:soft-page-break/></text:p>
      <text:p text:style-name="P169"><text:span text:style-name="T20">Fluxo Alternativo 1:</text:span></text:p>
      <text:p text:style-name="P137"/>
      <text:p text:style-name="P166"><text:span text:style-name="T14"><text:tab/></text:span><text:span text:style-name="T33">No passo </text:span><text:span text:style-name="T40">3</text:span><text:span text:style-name="T21"> do fluxo principal, pode ser </text:span><text:span text:style-name="T31">que o sistema não encontre o cadastro de um aluno com o critério de busca informado. Nesse caso, o sistema informa ao usuário supervisor que não foram encontrados alunos.</text:span></text:p>
      <text:p text:style-name="P12"/>
      <text:h text:style-name="P184" text:outline-level="2"/>
      <text:p text:style-name="P13"/>
      <text:p text:style-name="P13"/>
      <text:p text:style-name="P13"/>
      <text:h text:style-name="P186" text:outline-level="2"><text:span text:style-name="T14">UC0</text:span><text:span text:style-name="T18">0</text:span><text:span text:style-name="T19">2</text:span><text:span text:style-name="T21">: </text:span><text:span text:style-name="T32">Imprimir relatório de frequência mensal</text:span></text:h>
      <text:p text:style-name="P138"/>
      <text:p text:style-name="P167"><text:span text:style-name="T14">Atores</text:span><text:span text:style-name="T21">: </text:span><text:span text:style-name="T26">Supervisor</text:span></text:p>
      <text:p text:style-name="P138"/>
      <text:p text:style-name="P167"><text:span text:style-name="T14">Descrição</text:span><text:span text:style-name="T21">: </text:span><text:span text:style-name="T26">O supervisor deseja </text:span><text:span text:style-name="T32">imprimir o relatório de frequência mensal um aluno cadastrado no sistema.</text:span></text:p>
      <text:p text:style-name="P138"/>
      <text:p text:style-name="P167"><text:span text:style-name="T14">Requisitos</text:span><text:span text:style-name="T21">: </text:span></text:p>
      <text:p text:style-name="P138"/>
      <text:p text:style-name="P167"><text:span text:style-name="T14">Pré-condição</text:span><text:span text:style-name="T21">: </text:span><text:span text:style-name="T26">Supervisor estar logado no sistema. </text:span></text:p>
      <text:p text:style-name="P138"/>
      <text:p text:style-name="P167"><text:span text:style-name="T14">Pós-condição</text:span><text:span text:style-name="T21">: </text:span></text:p>
      <text:p text:style-name="P142"/>
      <text:p text:style-name="P172">Fluxo Principal:</text:p>
      <text:p text:style-name="P140"><text:tab/></text:p>
      <text:p text:style-name="P167"><text:span text:style-name="T33"><text:tab/></text:span></text:p>
      <text:p text:style-name="P167"><text:span text:style-name="T49"><text:tab/></text:span></text:p>
      <text:p text:style-name="P167"/>
      <text:p text:style-name="P170"><text:span text:style-name="T20">Fluxo Alternativo 1:</text:span></text:p>
      <text:p text:style-name="P138"/>
      <text:p text:style-name="P167"><text:span text:style-name="T14"><text:tab/></text:span></text:p>
      <text:p text:style-name="P76"/>
      <text:p text:style-name="P13"/>
      <text:p text:style-name="P13"/>
      <text:p text:style-name="P13"/>
      <text:p text:style-name="P13"/>
      <text:p text:style-name="P13"/>
      <text:p text:style-name="P13"/>
      <text:p text:style-name="P174"><text:span text:style-name="T120">UC00</text:span><text:span text:style-name="T121">3</text:span><text:span text:style-name="T120">: </text:span><text:span text:style-name="T122">Visualizar confirmação de relatório</text:span></text:p>
      <text:p text:style-name="P174"><text:soft-page-break/><text:span text:style-name="T97">Atores</text:span><text:span text:style-name="T99">:Aluno,servidor público, navegador</text:span></text:p>
      <text:p text:style-name="P174"><text:span text:style-name="T97">Descrição:</text:span><text:span text:style-name="T99">O aluno preenche e envia o formulário referente ao seu relátório e deseja visualizar a confirmação do envio e recebimento por parte do servidor público.</text:span></text:p>
      <text:p text:style-name="P174"><text:span text:style-name="T97">Requisito:</text:span><text:span text:style-name="T99">RF030.</text:span></text:p>
      <text:p text:style-name="P174"><text:span text:style-name="T97">Pré-condição:</text:span><text:span text:style-name="T99">Formulário preenchido e enviado pelo aluno para o servidor público</text:span></text:p>
      <text:p text:style-name="P174"><text:span text:style-name="T97">Pós-condição:</text:span><text:span text:style-name="T99">Informações do formulário preenchidos pelo aluno enviados e recebidos pelo servidor público, e comprovante da confirmação de envio e recebimento das informações visualizadas pelo aluno.</text:span></text:p>
      <text:p text:style-name="P174"><text:span text:style-name="T97">Fluxo principal:</text:span></text:p>
      <text:p text:style-name="P174"><text:span text:style-name="T97">1</text:span><text:span text:style-name="T99"> </text:span><text:span text:style-name="T97">-</text:span><text:span text:style-name="T99"> Aluno realiza login no sistema</text:span></text:p>
      <text:p text:style-name="P174"><text:span text:style-name="T97">2</text:span><text:span text:style-name="T99"> </text:span><text:span text:style-name="T97">-</text:span><text:span text:style-name="T99"> Aluno seleciona a opção referente ao preenchimento do formulário referente ao relatório</text:span></text:p>
      <text:p text:style-name="P174"><text:span text:style-name="T97">3</text:span><text:span text:style-name="T99"> </text:span><text:span text:style-name="T97">-</text:span><text:span text:style-name="T99"> Aluno preenche o formulário</text:span></text:p>
      <text:p text:style-name="P174"><text:span text:style-name="T97">4</text:span><text:span text:style-name="T99"> </text:span><text:span text:style-name="T97">-</text:span><text:span text:style-name="T99"> Informações do formulário são transformados em um documento .pdf</text:span></text:p>
      <text:p text:style-name="P174"><text:span text:style-name="T97">5</text:span><text:span text:style-name="T99"> </text:span><text:span text:style-name="T97">-</text:span><text:span text:style-name="T99"> Navegador envia o documento para o servidor público utilizando como ponte um servidor Web</text:span></text:p>
      <text:p text:style-name="P174"><text:span text:style-name="T97">6</text:span><text:span text:style-name="T99"> </text:span><text:span text:style-name="T97">-</text:span><text:span text:style-name="T99"> Servidor público recebe as o documento enviado pelo aluno</text:span></text:p>
      <text:p text:style-name="P174"><text:span text:style-name="T97">7</text:span><text:span text:style-name="T99"> </text:span><text:span text:style-name="T97">-</text:span><text:span text:style-name="T99"> Servidor público altera a situação do aluno de pendente para OK no contexto referente ao recebimento dos relátórios dos alunos</text:span></text:p>
      <text:p text:style-name="P174"><text:span text:style-name="T97">8</text:span><text:span text:style-name="T99"> </text:span><text:span text:style-name="T97">-</text:span><text:span text:style-name="T99"> Quando a situação do aluno é alterada para OK, o navegador envia para o aluno, utilizando como intermediário um servidor Web, um documento em formato .pdf informando que seu relatório foi recebido.</text:span></text:p>
      <text:p text:style-name="P174"><text:span text:style-name="T97">9 - </text:span><text:span text:style-name="T99">Aluno recebe o documento referente a confirmação do envio do seu formulário, utilizando como intermediário um servidor Web, e visualiza-o através do seu navegador.</text:span></text:p>
      <text:p text:style-name="P175"/>
      <text:p text:style-name="P174"><text:span text:style-name="T97">Fluxo alternativo:</text:span></text:p>
      <text:p text:style-name="P174"><text:span text:style-name="T99">Nos passos 4 e 8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.</text:span></text:p>
      <text:p text:style-name="P175"/>
      <text:p text:style-name="P174"><text:span text:style-name="T97">UC00</text:span><text:span text:style-name="T98">4</text:span><text:span text:style-name="T99">:Solicitar impressão da confirmação do relatório</text:span></text:p>
      <text:p text:style-name="P174"><text:soft-page-break/><text:span text:style-name="T97">Atores:</text:span><text:span text:style-name="T99">Aluno, servidor público, navegador</text:span></text:p>
      <text:p text:style-name="P174"><text:span text:style-name="T97">Descrição:</text:span><text:span text:style-name="T99"> O aluno recebeu o documento referente a confirmação de envio do seu relatório e deseja realizar a sua impressão. O sistema disponibliza a possibilidade de impressão através de um navegador.</text:span></text:p>
      <text:p text:style-name="P174"><text:span text:style-name="T97">Requisito:</text:span><text:span text:style-name="T99">RF013.</text:span></text:p>
      <text:p text:style-name="P174"><text:span text:style-name="T97">Pré-condição:</text:span><text:span text:style-name="T99">Aluno visualiza documento referente a confirmação do envio do seu relatório e solicita que este seja impresso.</text:span></text:p>
      <text:p text:style-name="P174"><text:span text:style-name="T97">Pós-condição:</text:span><text:span text:style-name="T99">Documento referente a confirmação de envio do relatório do aluno impresso.</text:span></text:p>
      <text:p text:style-name="P174"><text:span text:style-name="T97">Fluxo principal:</text:span></text:p>
      <text:p text:style-name="P174"><text:span text:style-name="T97">1 -</text:span><text:span text:style-name="T99"> Aluno recebe Documento referente a confirmação de envio do relatório e visualiza através do navegador, e a concretização desse processo de recebimento do documento ocorreu utilizando-se como intermediário um servidor Web.</text:span></text:p>
      <text:p text:style-name="P174"><text:span text:style-name="T97">3 -</text:span><text:span text:style-name="T99"> Aluno seleciona opção referente a impressão do documento referente a confirmação de envio do documento Web.</text:span></text:p>
      <text:p text:style-name="P174"><text:span text:style-name="T97">4 -</text:span><text:span text:style-name="T99"> Navegador disponibiliza para o aluno a visualização do documento em modo de impressão.</text:span></text:p>
      <text:p text:style-name="P174"><text:span text:style-name="T97">5 -</text:span><text:span text:style-name="T99"> Aluno configura e solicita a impressão do documento para a impressora</text:span></text:p>
      <text:p text:style-name="P174"><text:span text:style-name="T97">6 -</text:span><text:span text:style-name="T99"> Navegador encaminha documento para a fila de impressão da impressora</text:span></text:p>
      <text:p text:style-name="P174"><text:span text:style-name="T123">7 - Documento é impresso.</text:span></text:p>
      <text:p text:style-name="P174"><text:span text:style-name="T97">Fluxo alternativo:</text:span></text:p>
      <text:p text:style-name="P174"><text:span text:style-name="T99">No passo 6, caso ocorra algum problema em relação a impressora, o sistema informará que o documento não foi impresso.</text:span></text:p>
      <text:p text:style-name="P175"><text:s/></text:p>
      <text:p text:style-name="P174"><text:span text:style-name="T97">UC00</text:span><text:span text:style-name="T98">5</text:span><text:span text:style-name="T97">:</text:span><text:span text:style-name="T99">Editar Relatório não enviado</text:span></text:p>
      <text:p text:style-name="P174"><text:span text:style-name="T97">Atores:</text:span><text:span text:style-name="T99">Aluno, servidor público, navegador</text:span></text:p>
      <text:p text:style-name="P174"><text:span text:style-name="T97">Descrição:</text:span><text:span text:style-name="T99">Aluno deseja editar relatório salvo e não enviado, para que após a edição, envie para o servidor púlbico.</text:span></text:p>
      <text:p text:style-name="P174"><text:span text:style-name="T97">Requisito:</text:span><text:span text:style-name="T99">RF04</text:span></text:p>
      <text:p text:style-name="P174"><text:span text:style-name="T97">Pré-condição:</text:span><text:span text:style-name="T99">Relatório preenchido e salvo no contexto do aluno.</text:span></text:p>
      <text:p text:style-name="P174"><text:span text:style-name="T97">Pós-condição:</text:span><text:span text:style-name="T99">Relatório recebido pelo o servidor público.</text:span></text:p>
      <text:p text:style-name="P174"><text:span text:style-name="T97">Fluxo principal:</text:span></text:p>
      <text:p text:style-name="P174"><text:soft-page-break/><text:span text:style-name="T97">1 -</text:span><text:span text:style-name="T99"> Aluno preenche e salva relatório em seu contexto.</text:span></text:p>
      <text:p text:style-name="P174"><text:span text:style-name="T97">2 -</text:span><text:span text:style-name="T99"> Aluno seleciona a opção que possibilita edição do documento.</text:span></text:p>
      <text:p text:style-name="P174"><text:span text:style-name="T97">3 -</text:span><text:span text:style-name="T99"> Aluno edita e salva as novas alterações realizadas no documento</text:span></text:p>
      <text:p text:style-name="P174"><text:span text:style-name="T97">4 -</text:span><text:span text:style-name="T99"> Navegador gera um novo documento em formato .pdf</text:span></text:p>
      <text:p text:style-name="P174"><text:span text:style-name="T97">5 -</text:span><text:span text:style-name="T99"> Aluno seleciona a opção referente ao envio do documento para o servidor público</text:span></text:p>
      <text:p text:style-name="P174"><text:span text:style-name="T97">6 -</text:span><text:span text:style-name="T99"> Navegador envia o documento para o servidor público, utilizando como intermediário o servidor Web.</text:span></text:p>
      <text:p text:style-name="P174"><text:span text:style-name="T97">7 -</text:span><text:span text:style-name="T99"> Servidor público recebe o documento referente ao relatório do aluno e a situação do aluno é modificada de pendente para OK.</text:span></text:p>
      <text:p text:style-name="P174"><text:span text:style-name="T97">8 -</text:span><text:span text:style-name="T99"> Navegador envia documento referente a confirmação de envio do relatório para o aluno, quando a situação do aluno é modificada de pendente para OK no contexto do servidor público.</text:span></text:p>
      <text:p text:style-name="P174"><text:span text:style-name="T97">Fluxo alternativo:</text:span></text:p>
      <text:p text:style-name="P174"><text:span text:style-name="T99">No passo 6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</text:span></text:p>
      <text:p text:style-name="P175"/>
      <text:p text:style-name="P174"><text:span text:style-name="T99">UC00</text:span><text:span text:style-name="T100">6</text:span><text:span text:style-name="T99">:Listar relatórios confirmados</text:span></text:p>
      <text:p text:style-name="P174"><text:span text:style-name="T99">Atores:Servidor público.</text:span></text:p>
      <text:p text:style-name="P174"><text:span text:style-name="T99">Descrição:Servidor público deseja listar informações referentes aos alunos que enviaram seus relatórios.</text:span></text:p>
      <text:p text:style-name="P174"><text:span text:style-name="T99">Requisito:RF012.</text:span></text:p>
      <text:p text:style-name="P174"><text:span text:style-name="T99">Pré-condição:Todos os alunos listados.</text:span></text:p>
      <text:p text:style-name="P174"><text:span text:style-name="T99">Pós-condição:Listagem de informações dos alunos que enviaram seus relatórios.</text:span></text:p>
      <text:p text:style-name="P174"><text:span text:style-name="T99">Fluxo principal:</text:span></text:p>
      <text:p text:style-name="P174"><text:span text:style-name="T99">1 - Servidor público realiza login no sistema</text:span></text:p>
      <text:p text:style-name="P174"><text:span text:style-name="T99">2 - Servidor público seleciona opção referente a visualização de relatórios dos alunos</text:span></text:p>
      <text:p text:style-name="P174"><text:span text:style-name="T99">3 - Servidor público seleciona opção referente a listagem de alunos que enviaram seus relatórios</text:span></text:p>
      <text:p text:style-name="P174"><text:soft-page-break/><text:span text:style-name="T99">4 - Servidor público visualiza a listagem de informações referentes aos alunos que enviaram seus relatórios.</text:span></text:p>
      <text:p text:style-name="P176"><text:span text:style-name="T6">sistema, não cadastrando os dados inseridos e permitindo que o Revendedor insira os dados nos campos novamente no passo 2.</text:span></text:p>
      <text:p text:style-name="P177"/>
      <text:p text:style-name="P173"/>
      <text:p text:style-name="P13"/>
      <text:p text:style-name="P13"/>
      <text:p text:style-name="P13"/>
      <text:p text:style-name="P13"/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/>
    <style:font-face style:name="12" svg:font-family="12"/>
    <style:font-face style:name="Calibri1" svg:font-family="Calibri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57ef97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officeooo:rsid="0157ef97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6pt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<text:span text:style-name="MT1">R</text:span>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4"><draw:text-box><text:p text:style-name="MP2"><text:span text:style-name="Fonte_20_parág._20_padrão"><text:span text:style-name="MT2"><text:page-number text:select-page="current">24</text:page-number></text:span></text:span></text:p></draw:text-box></draw:frame></text:p>
        <text:p text:style-name="Footer"/>
        <text:p text:style-name="Footer"><text:span text:style-name="Fonte_20_parág._20_padrão"><text:span text:style-name="MT3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title>Documento de requisitos</dc:title>
    <meta:initial-creator>Edmilson Santana</meta:initial-creator>
    <meta:creation-date>2014-11-13T23:57:00Z</meta:creation-date>
    <dc:date>2015-09-13T21:47:51.362000000</dc:date>
    <meta:print-date>2014-10-01T22:23:00Z</meta:print-date>
    <meta:editing-cycles>1412</meta:editing-cycles>
    <meta:editing-duration>P1DT19H40M40S</meta:editing-duration>
    <meta:document-statistic meta:table-count="3" meta:image-count="0" meta:object-count="0" meta:page-count="24" meta:paragraph-count="331" meta:word-count="4409" meta:character-count="28597" meta:non-whitespace-character-count="243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